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3cm"/>
    </style:style>
    <style:style style:name="co2" style:family="table-column">
      <style:table-column-properties fo:break-before="auto" style:column-width="3.334cm"/>
    </style:style>
    <style:style style:name="co3" style:family="table-column">
      <style:table-column-properties fo:break-before="auto" style:column-width="8.149cm"/>
    </style:style>
    <style:style style:name="co4" style:family="table-column">
      <style:table-column-properties fo:break-before="auto" style:column-width="27.914cm"/>
    </style:style>
    <style:style style:name="co5" style:family="table-column">
      <style:table-column-properties fo:break-before="auto" style:column-width="2.328cm"/>
    </style:style>
    <style:style style:name="co6" style:family="table-column">
      <style:table-column-properties fo:break-before="auto" style:column-width="2.275cm"/>
    </style:style>
    <style:style style:name="co7" style:family="table-column">
      <style:table-column-properties fo:break-before="auto" style:column-width="26.009cm"/>
    </style:style>
    <style:style style:name="co8" style:family="table-column">
      <style:table-column-properties fo:break-before="auto" style:column-width="3.387cm"/>
    </style:style>
    <style:style style:name="co9" style:family="table-column">
      <style:table-column-properties fo:break-before="auto" style:column-width="4.26cm"/>
    </style:style>
    <style:style style:name="co10" style:family="table-column">
      <style:table-column-properties fo:break-before="auto" style:column-width="8.625cm"/>
    </style:style>
    <style:style style:name="co11" style:family="table-column">
      <style:table-column-properties fo:break-before="auto" style:column-width="33.496cm"/>
    </style:style>
    <style:style style:name="co12" style:family="table-column">
      <style:table-column-properties fo:break-before="auto" style:column-width="7.805cm"/>
    </style:style>
    <style:style style:name="co13" style:family="table-column">
      <style:table-column-properties fo:break-before="auto" style:column-width="30.454cm"/>
    </style:style>
    <style:style style:name="co14" style:family="table-column">
      <style:table-column-properties fo:break-before="auto" style:column-width="3.889cm"/>
    </style:style>
    <style:style style:name="co15" style:family="table-column">
      <style:table-column-properties fo:break-before="auto" style:column-width="3.343cm"/>
    </style:style>
    <style:style style:name="co16" style:family="table-column">
      <style:table-column-properties fo:break-before="auto" style:column-width="3.059cm"/>
    </style:style>
    <style:style style:name="co17" style:family="table-column">
      <style:table-column-properties fo:break-before="auto" style:column-width="4.815cm"/>
    </style:style>
    <style:style style:name="co18" style:family="table-column">
      <style:table-column-properties fo:break-before="auto" style:column-width="9.26cm"/>
    </style:style>
    <style:style style:name="co19" style:family="table-column">
      <style:table-column-properties fo:break-before="auto" style:column-width="4.022cm"/>
    </style:style>
    <style:style style:name="co20" style:family="table-column">
      <style:table-column-properties fo:break-before="auto" style:column-width="13.494cm"/>
    </style:style>
    <style:style style:name="co21" style:family="table-column">
      <style:table-column-properties fo:break-before="auto" style:column-width="2.267cm"/>
    </style:style>
    <style:style style:name="co22" style:family="table-column">
      <style:table-column-properties fo:break-before="auto" style:column-width="3.568cm"/>
    </style:style>
    <style:style style:name="co23" style:family="table-column">
      <style:table-column-properties fo:break-before="auto" style:column-width="4.39cm"/>
    </style:style>
    <style:style style:name="co24" style:family="table-column">
      <style:table-column-properties fo:break-before="auto" style:column-width="2.974cm"/>
    </style:style>
    <style:style style:name="co25" style:family="table-column">
      <style:table-column-properties fo:break-before="auto" style:column-width="4.106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974cm" fo:break-before="auto" style:use-optimal-row-height="false"/>
    </style:style>
    <style:style style:name="ro8" style:family="table-row">
      <style:table-row-properties style:row-height="0.974cm" fo:break-before="auto" style:use-optimal-row-height="true"/>
    </style:style>
    <style:style style:name="ro9" style:family="table-row">
      <style:table-row-properties style:row-height="0.623cm" fo:break-before="auto" style:use-optimal-row-height="true"/>
    </style:style>
    <style:style style:name="ro10" style:family="table-row">
      <style:table-row-properties style:row-height="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able-cell-properties fo:background-color="#00cc00" style:text-align-source="fix" style:repeat-content="false" fo:border="0.002cm solid #000000"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0"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1" style:family="table-cell" style:parent-style-name="Default" style:data-style-name="N0">
      <style:table-cell-properties style:text-align-source="fix" style:repeat-content="false" style:vertical-align="automatic"/>
      <style:paragraph-properties fo:text-align="start" fo:margin-left="0cm"/>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ext-properties fo:color="#ff0000"/>
    </style:style>
    <style:style style:name="ce9" style:family="table-cell" style:parent-style-name="Default" style:data-style-name="N0">
      <style:table-cell-properties fo:background-color="#92d050" style:text-align-source="fix" style:repeat-content="false" style:vertical-align="automatic"/>
      <style:paragraph-properties fo:text-align="start" fo:margin-left="0cm"/>
      <style:text-properties fo:font-weight="bold" style:font-weight-asian="bold" style:font-weight-complex="bold"/>
    </style:style>
    <style:style style:name="ce12" style:family="table-cell" style:parent-style-name="Default" style:data-style-name="N0">
      <style:table-cell-properties fo:background-color="#ff6600" style:text-align-source="fix" style:repeat-content="false" fo:border="0.002cm solid #000000" style:vertical-align="automatic"/>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fo:background-color="#ffff00" style:text-align-source="fix" style:repeat-content="false" fo:border="0.002cm solid #000000"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fo:background-color="#ffff00" fo:border="0.002cm solid #000000"/>
      <style:text-properties fo:font-weight="bold" style:font-weight-asian="bold" style:font-weight-complex="bold"/>
    </style:style>
    <style:style style:name="ce18" style:family="table-cell" style:parent-style-name="Default" style:data-style-name="N0">
      <style:table-cell-properties fo:background-color="#ffcc00"/>
      <style:text-properties fo:font-weight="bold" style:font-weight-asian="bold" style:font-weight-complex="bold"/>
    </style:style>
    <style:style style:name="ce19"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2">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data-style-name="N2"/>
    <style:style style:name="ce23" style:family="table-cell" style:parent-style-name="Default">
      <style:table-cell-properties fo:background-color="#ccff00"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fo:background-color="#ffcc00"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fo:background-color="#ccff00" style:text-align-source="fix" style:repeat-content="false" fo:wrap-option="wrap"/>
      <style:paragraph-properties fo:text-align="center" fo:margin-left="0cm"/>
      <style:text-properties fo:font-weight="bold" style:font-weight-asian="bold" style:font-weight-complex="bold"/>
    </style:style>
    <style:style style:name="ce27" style:family="table-cell" style:parent-style-name="Default">
      <style:table-cell-properties fo:background-color="#ffcc00" fo:border="0.002cm solid #000000"/>
    </style:style>
    <style:style style:name="ce28"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29" style:family="table-cell" style:parent-style-name="Default">
      <style:table-cell-properties fo:border="0.002cm solid #000000"/>
    </style:style>
    <style:style style:name="ce30" style:family="table-cell" style:parent-style-name="Default" style:data-style-name="N2">
      <style:table-cell-properties style:text-align-source="fix" style:repeat-content="false"/>
      <style:paragraph-properties fo:text-align="center" fo:margin-left="0cm"/>
    </style:style>
    <style:style style:name="ce31" style:family="table-cell" style:parent-style-name="Default" style:data-style-name="N2">
      <style:table-cell-properties fo:background-color="#ffcc00" style:text-align-source="fix" style:repeat-content="fals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number-rows-repeated="2">
          <table:table-cell table:number-columns-repeated="1024"/>
        </table:table-row>
        <table:table-row table:style-name="ro1">
          <table:table-cell table:style-name="ce2" office:value-type="string">
            <text:p>id</text:p>
          </table:table-cell>
          <table:table-cell table:style-name="ce2" office:value-type="string">
            <text:p>genere</text:p>
          </table:table-cell>
          <table:table-cell table:style-name="ce2" office:value-type="string">
            <text:p>titolo</text:p>
          </table:table-cell>
          <table:table-cell table:style-name="ce2" office:value-type="string">
            <text:p>descrizione</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ships</text:p>
          </table:table-cell>
          <table:table-cell office:value-type="string">
            <text:p>ogni nave deve avere una crew dal capitano al cuoco... etc ci devono essere statistiche, la morale a senso?</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filiale</text:p>
          </table:table-cell>
          <table:table-cell office:value-type="string">
            <text:p>la filiale deve avere una crew ed ognua deve avere le sue statistiche e i propi bonus</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crew</text:p>
          </table:table-cell>
          <table:table-cell office:value-type="string">
            <text:p>corsi crew</text:p>
          </table:table-cell>
          <table:table-cell office:value-type="string">
            <text:p>possibile fare dei corsi alla crew.. training sicurezza, fire allarm etc insomma inventare un modo per aumentra le caratteristiche</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esperienza</text:p>
          </table:table-cell>
          <table:table-cell office:value-type="string">
            <text:p>sarebbe fichissimo introdurre il concetto di punti esperienza della crew</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differenti caratteristiche</text:p>
          </table:table-cell>
          <table:table-cell office:value-type="string">
            <text:p>ci sono differenti caratteristiche per ogni dipendente, per ora ce ne e una sola</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ontratti</text:p>
          </table:table-cell>
          <table:table-cell office:value-type="string">
            <text:p>scaricare contratto in porti intermedi</text:p>
          </table:table-cell>
          <table:table-cell table:style-name="ce5" office:value-type="string">
            <text:p>deve essere possibile scaricare i contratti da un porto ad un altro in modo da caricarlo su altre navi... questo permette di dare senso alle piccole feder anche nelle fasi avanzate del gioc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tipo di carico</text:p>
          </table:table-cell>
          <table:table-cell office:value-type="string">
            <text:p>dovrei gestire anche navi petroliere, navi senza container e navi passeggeri</text:p>
          </table:table-cell>
          <table:table-cell table:number-columns-repeated="1020"/>
        </table:table-row>
        <table:table-row table:style-name="ro1">
          <table:table-cell/>
          <table:table-cell office:value-type="string">
            <text:p>contratti</text:p>
          </table:table-cell>
          <table:table-cell office:value-type="string">
            <text:p>tipo di beni</text:p>
          </table:table-cell>
          <table:table-cell office:value-type="string">
            <text:p>i beni utilizzati in transocean erano troppo generici e non davano gusto andrebbero usati beni piu specifici, i beni illegali non hanno molto senso usati come merce</text:p>
          </table:table-cell>
          <table:table-cell table:number-columns-repeated="1020"/>
        </table:table-row>
        <table:table-row table:style-name="ro1">
          <table:table-cell/>
          <table:table-cell office:value-type="string">
            <text:p>contratti</text:p>
          </table:table-cell>
          <table:table-cell office:value-type="string">
            <text:p>cancellazione</text:p>
          </table:table-cell>
          <table:table-cell office:value-type="string">
            <text:p>i contratti debbono essere cancellabili dietro un lauto compenso ovviamente</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ssicurazione</text:p>
          </table:table-cell>
          <table:table-cell office:value-type="string">
            <text:p>i contratti dovrebbero essere assicurabili</text:p>
          </table:table-cell>
          <table:table-cell table:number-columns-repeated="1020"/>
        </table:table-row>
        <table:table-row table:style-name="ro1">
          <table:table-cell/>
          <table:table-cell office:value-type="string">
            <text:p>contratti</text:p>
          </table:table-cell>
          <table:table-cell office:value-type="string">
            <text:p>tasse</text:p>
          </table:table-cell>
          <table:table-cell office:value-type="string">
            <text:p>bisogna implementare il concetto di tasse, potrebbe essere interessate logiche che le riducono come paesi black list</text:p>
          </table:table-cell>
          <table:table-cell table:number-columns-repeated="1020"/>
        </table:table-row>
        <table:table-row table:style-name="ro2">
          <table:table-cell table:style-name="ce4" office:value-type="string">
            <text:p>no per ora</text:p>
          </table:table-cell>
          <table:table-cell office:value-type="string">
            <text:p>contratti</text:p>
          </table:table-cell>
          <table:table-cell office:value-type="string">
            <text:p>quantita periodiche</text:p>
          </table:table-cell>
          <table:table-cell table:style-name="ce5" office:value-type="string">
            <text:p>potrebe essere motlo interessate introdurre quantita periodiche ad esempio dire: devi portare 5000 teu e assicurarti di portarne 500 a settimana ogni settimana o ogni mese fino a fine contratt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uction</text:p>
          </table:table-cell>
          <table:table-cell office:value-type="string">
            <text:p>pensare di creare o accettare contratti attraverso auzioi potrebbe essere una ulteriore sfida interessante per fare soldi e varierebbe le meccaniche</text:p>
          </table:table-cell>
          <table:table-cell table:number-columns-repeated="1020"/>
        </table:table-row>
        <table:table-row table:style-name="ro1">
          <table:table-cell/>
          <table:table-cell office:value-type="string">
            <text:p>contratti</text:p>
          </table:table-cell>
          <table:table-cell office:value-type="string">
            <text:p>tempo</text:p>
          </table:table-cell>
          <table:table-cell office:value-type="string">
            <text:p>i contratti devono sempre avere un tempo di consegna, non ha molto tempo un contratto a tempo infinito, bisogna cmq dare un limite</text:p>
          </table:table-cell>
          <table:table-cell table:number-columns-repeated="1020"/>
        </table:table-row>
        <table:table-row table:style-name="ro1">
          <table:table-cell/>
          <table:table-cell office:value-type="string">
            <text:p>contratti</text:p>
          </table:table-cell>
          <table:table-cell office:value-type="string">
            <text:p>penalita</text:p>
          </table:table-cell>
          <table:table-cell office:value-type="string">
            <text:p>inventare una logica per calcloare la penalita per arrivare in ritardo... penalita per giorno di ritardo ad esempi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visiblita contratti</text:p>
          </table:table-cell>
          <table:table-cell office:value-type="string">
            <text:p>dovrebbero essere visibili nella nostra societa indipendentemente dal fatto che ci siano o no navi nel porto, permetterebbe la loro pianificazione ed accettazione</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ivisione con merci e contratto</text:p>
          </table:table-cell>
          <table:table-cell office:value-type="string">
            <text:p>il contratto e un contenitore di merci dove le merci possono andare in porti differenti</text:p>
          </table:table-cell>
          <table:table-cell table:number-columns-repeated="1020"/>
        </table:table-row>
        <table:table-row table:style-name="ro3">
          <table:table-cell table:style-name="ce3" office:value-type="string">
            <text:p>ok</text:p>
          </table:table-cell>
          <table:table-cell office:value-type="string">
            <text:p>contratti</text:p>
          </table:table-cell>
          <table:table-cell table:style-name="ce5" office:value-type="string">
            <text:p>quantita trasportate nel contratto</text:p>
          </table:table-cell>
          <table:table-cell table:style-name="ce5" office:value-type="string">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estinazione mutipla</text:p>
          </table:table-cell>
          <table:table-cell office:value-type="string">
            <text:p>i contratti potrebbero evere destinazioni multiple, in questo modo si torna a valorizzare le federer</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office:value-type="string">
            <text:p>sviluppo</text:p>
          </table:table-cell>
          <table:table-cell office:value-type="string">
            <text:p>dipartimento</text:p>
          </table:table-cell>
          <table:table-cell office:value-type="string">
            <text:p>la dipartimento dovrebbe poter essere sviluppata in maniera da aumentare le funzionalita e bonus del giocatore, ad esempio piu contratti o piu impietati</text:p>
          </table:table-cell>
          <table:table-cell table:number-columns-repeated="1020"/>
        </table:table-row>
        <table:table-row table:style-name="ro1">
          <table:table-cell/>
          <table:table-cell office:value-type="string">
            <text:p>sviluppo</text:p>
          </table:table-cell>
          <table:table-cell office:value-type="string">
            <text:p>porto store beni</text:p>
          </table:table-cell>
          <table:table-cell office:value-type="string">
            <text:p>deve essere possibile sviluppare il porto, ad esempio comprare wharehouse o tank per il petrolio</text:p>
          </table:table-cell>
          <table:table-cell table:number-columns-repeated="1020"/>
        </table:table-row>
        <table:table-row table:style-name="ro1">
          <table:table-cell/>
          <table:table-cell office:value-type="string">
            <text:p>sviluppo</text:p>
          </table:table-cell>
          <table:table-cell office:value-type="string">
            <text:p>tug</text:p>
          </table:table-cell>
          <table:table-cell office:value-type="string">
            <text:p>e possibile persare essere il properietario del servizion di tug nel porto?</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porto</text:p>
          </table:table-cell>
          <table:table-cell office:value-type="string">
            <text:p>dock</text:p>
          </table:table-cell>
          <table:table-cell office:value-type="string">
            <text:p>forse si porebbe addiruttura stabilire il numero massimo di dock del porto e lasciare le navi in attesa in caso?</text:p>
          </table:table-cell>
          <table:table-cell table:number-columns-repeated="1020"/>
        </table:table-row>
        <table:table-row table:style-name="ro1">
          <table:table-cell table:number-columns-repeated="1024"/>
        </table:table-row>
        <table:table-row table:style-name="ro1">
          <table:table-cell/>
          <table:table-cell office:value-type="string">
            <text:p>navi</text:p>
          </table:table-cell>
          <table:table-cell office:value-type="string">
            <text:p>crafting</text:p>
          </table:table-cell>
          <table:table-cell office:value-type="string">
            <text:p>bisogna essere in grado di costruire le proprie navi con un design scelto da noi, tipo di scafo, tipo di motore, cabine, forniture, tank carburante etc....</text:p>
          </table:table-cell>
          <table:table-cell table:number-columns-repeated="1020"/>
        </table:table-row>
        <table:table-row table:style-name="ro1">
          <table:table-cell/>
          <table:table-cell office:value-type="string">
            <text:p>navi</text:p>
          </table:table-cell>
          <table:table-cell office:value-type="string">
            <text:p>cambiare rotta</text:p>
          </table:table-cell>
          <table:table-cell office:value-type="string">
            <text:p>le navi possono ricambiare percoro anche se sono gia in mare</text:p>
          </table:table-cell>
          <table:table-cell table:number-columns-repeated="1020"/>
        </table:table-row>
        <table:table-row table:style-name="ro1">
          <table:table-cell/>
          <table:table-cell office:value-type="string">
            <text:p>navi</text:p>
          </table:table-cell>
          <table:table-cell office:value-type="string">
            <text:p>rotte limitate</text:p>
          </table:table-cell>
          <table:table-cell office:value-type="string">
            <text:p>non tutte le rotte dovrebbero essere possibili, ad esempio non ha senso che l'india e il pakistan collaborino come anche america e cuba</text:p>
          </table:table-cell>
          <table:table-cell table:number-columns-repeated="1020"/>
        </table:table-row>
        <table:table-row table:style-name="ro1">
          <table:table-cell/>
          <table:table-cell office:value-type="string">
            <text:p>navi</text:p>
          </table:table-cell>
          <table:table-cell office:value-type="string">
            <text:p>assicurazione</text:p>
          </table:table-cell>
          <table:table-cell office:value-type="string">
            <text:p>le navi possoono essere assicurate per sopperire ad eventi catastrofici</text:p>
          </table:table-cell>
          <table:table-cell table:number-columns-repeated="1020"/>
        </table:table-row>
        <table:table-row table:style-name="ro1">
          <table:table-cell/>
          <table:table-cell office:value-type="string">
            <text:p>navi</text:p>
          </table:table-cell>
          <table:table-cell office:value-type="string">
            <text:p>militari</text:p>
          </table:table-cell>
          <table:table-cell office:value-type="string">
            <text:p>deve essere possibile ingaggiare servizzi di guardie armate per difendersi dai pirati, come i maro italiani</text:p>
          </table:table-cell>
          <table:table-cell table:number-columns-repeated="1020"/>
        </table:table-row>
        <table:table-row table:style-name="ro1">
          <table:table-cell table:number-columns-repeated="1024"/>
        </table:table-row>
        <table:table-row table:style-name="ro2">
          <table:table-cell table:style-name="ce3" office:value-type="string">
            <text:p>ok</text:p>
          </table:table-cell>
          <table:table-cell table:style-name="ce3" office:value-type="string">
            <text:p>societa</text:p>
          </table:table-cell>
          <table:table-cell table:style-name="ce3" office:value-type="string">
            <text:p>societa fi produzione beni</text:p>
          </table:table-cell>
          <table:table-cell table:style-name="ce5" office:value-type="string">
            <text:p>bisogna create le società che producono i beni, le societa devono avere un livello ed un rating verso la notra soceità e questo rating cambia in base a quanto forniamo buoni servizzi per loro</text:p>
          </table:table-cell>
          <table:table-cell table:number-columns-repeated="1020"/>
        </table:table-row>
        <table:table-row table:style-name="ro1">
          <table:table-cell table:number-columns-repeated="1024"/>
        </table:table-row>
        <table:table-row table:style-name="ro1">
          <table:table-cell/>
          <table:table-cell office:value-type="string">
            <text:p>eventi</text:p>
          </table:table-cell>
          <table:table-cell office:value-type="string">
            <text:p>eventi societa</text:p>
          </table:table-cell>
          <table:table-cell office:value-type="string">
            <text:p>eventi sulle soceita per aumentare diminuire rating e produzione</text:p>
          </table:table-cell>
          <table:table-cell table:number-columns-repeated="1020"/>
        </table:table-row>
        <table:table-row table:style-name="ro1">
          <table:table-cell/>
          <table:table-cell office:value-type="string">
            <text:p>eventi</text:p>
          </table:table-cell>
          <table:table-cell office:value-type="string">
            <text:p>eventi navi</text:p>
          </table:table-cell>
          <table:table-cell office:value-type="string">
            <text:p>tempeste, scogli, iceberg, pirati, salvataggi uomini in mare, incendi, malattie, incidenti tra navi</text:p>
          </table:table-cell>
          <table:table-cell table:number-columns-repeated="1020"/>
        </table:table-row>
        <table:table-row table:style-name="ro1">
          <table:table-cell/>
          <table:table-cell office:value-type="string">
            <text:p>eventi</text:p>
          </table:table-cell>
          <table:table-cell office:value-type="string">
            <text:p>eventi mercati</text:p>
          </table:table-cell>
          <table:table-cell office:value-type="string">
            <text:p>dovrebbero esserci eventi globali del mercato che impattano il gioco, come crisi e boom economici, guerre, crisi alimentari, disastri naturali, embarghi (cuba)</text:p>
          </table:table-cell>
          <table:table-cell table:number-columns-repeated="1020"/>
        </table:table-row>
        <table:table-row table:style-name="ro1" table:number-rows-repeated="2">
          <table:table-cell table:number-columns-repeated="1024"/>
        </table:table-row>
        <table:table-row table:style-name="ro1">
          <table:table-cell table:style-name="ce4" office:value-type="string">
            <text:p>no per ora</text:p>
          </table:table-cell>
          <table:table-cell office:value-type="string">
            <text:p>mercato</text:p>
          </table:table-cell>
          <table:table-cell office:value-type="string">
            <text:p>mercato finanziario</text:p>
          </table:table-cell>
          <table:table-cell office:value-type="string">
            <text:p>bisognerebbe creare il mercato azionario, comprare e vendere azioni sul di determinate societa</text:p>
          </table:table-cell>
          <table:table-cell table:number-columns-repeated="1020"/>
        </table:table-row>
        <table:table-row table:style-name="ro4">
          <table:table-cell/>
          <table:table-cell office:value-type="string">
            <text:p>mercato</text:p>
          </table:table-cell>
          <table:table-cell office:value-type="string">
            <text:p>bollettini</text:p>
          </table:table-cell>
          <table:table-cell table:style-name="ce5" office:value-type="string">
            <text:p>creare dei bollettini per aiutare il giocatore a capire il mercato</text:p>
          </table:table-cell>
          <table:table-cell table:number-columns-repeated="1020"/>
        </table:table-row>
        <table:table-row table:style-name="ro1">
          <table:table-cell table:style-name="ce4" office:value-type="string">
            <text:p>no per ora</text:p>
          </table:table-cell>
          <table:table-cell office:value-type="string">
            <text:p>mercato</text:p>
          </table:table-cell>
          <table:table-cell office:value-type="string">
            <text:p>centralizazione</text:p>
          </table:table-cell>
          <table:table-cell office:value-type="string">
            <text:p>creare un sistema di controllo centralizzatore per mantenere il mercato bilanciato?</text:p>
          </table:table-cell>
          <table:table-cell table:number-columns-repeated="1020"/>
        </table:table-row>
        <table:table-row table:style-name="ro1">
          <table:table-cell/>
          <table:table-cell office:value-type="string">
            <text:p>mercato</text:p>
          </table:table-cell>
          <table:table-cell office:value-type="string">
            <text:p>prezzi</text:p>
          </table:table-cell>
          <table:table-cell office:value-type="string">
            <text:p>per ogni porto dovremmo avere un mercato di domanda ed offerta che condiziona i prezzi dei contratt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business</text:p>
          </table:table-cell>
          <table:table-cell office:value-type="string">
            <text:p>la società dovrebbe avere un livello ed un rating e solo societa che fanno match on il rating la contatteranno</text:p>
          </table:table-cell>
          <table:table-cell table:number-columns-repeated="1020"/>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green</text:p>
          </table:table-cell>
          <table:table-cell office:value-type="string">
            <text:p>bisognerebbe avere un rating sull opinione pubblica, altrimenti società green non lavoreranno con <text:s/>no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difficolta</text:p>
          </table:table-cell>
          <table:table-cell office:value-type="string">
            <text:p>il gioco deve essere difficile dall'inizio alla fine, la difficoltà deve essere mantenuta costante per rendere il gioco divertente</text:p>
          </table:table-cell>
          <table:table-cell table:number-columns-repeated="1020"/>
        </table:table-row>
        <table:table-row table:style-name="ro1">
          <table:table-cell/>
          <table:table-cell office:value-type="string">
            <text:p>concettuale</text:p>
          </table:table-cell>
          <table:table-cell office:value-type="string">
            <text:p>pagameto contrati</text:p>
          </table:table-cell>
          <table:table-cell office:value-type="string">
            <text:p>i contratti non dovrebbero mai essere super pagati... pensare un rapporto tra un contratto e la nave che porta... altrimenti tutti si comprerebbero una nave</text:p>
          </table:table-cell>
          <table:table-cell table:number-columns-repeated="1020"/>
        </table:table-row>
        <table:table-row table:style-name="ro1">
          <table:table-cell/>
          <table:table-cell office:value-type="string">
            <text:p>concettuale</text:p>
          </table:table-cell>
          <table:table-cell office:value-type="string">
            <text:p>pagina nave</text:p>
          </table:table-cell>
          <table:table-cell office:value-type="string">
            <text:p>bisona avere una bella pagina che mostra tutte le info sulla nave</text:p>
          </table:table-cell>
          <table:table-cell table:number-columns-repeated="1020"/>
        </table:table-row>
        <table:table-row table:style-name="ro2">
          <table:table-cell/>
          <table:table-cell office:value-type="string">
            <text:p>concettuale</text:p>
          </table:table-cell>
          <table:table-cell office:value-type="string">
            <text:p>pianificazione</text:p>
          </table:table-cell>
          <table:table-cell table:style-name="ce5" office:value-type="string">
            <text:p>bisognerebbe che il giocatore faccia pianificazione dei contratti da acettare e decida di non muovere la nave... spesso nella realta la pianificazione di una nave containere prende un mes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evil company</text:p>
          </table:table-cell>
          <table:table-cell office:value-type="string">
            <text:p>il rating permette di create delle societa dannate che fanno solo soldi sporchi o soceità green che lavorano per un modno miglior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impatto sul mercato</text:p>
          </table:table-cell>
          <table:table-cell office:value-type="string">
            <text:p>la nostra societa' rappresenta un inerzia del mercato globale, quindi non puo mai infuenzarlo</text:p>
          </table:table-cell>
          <table:table-cell table:number-columns-repeated="1020"/>
        </table:table-row>
        <table:table-row table:style-name="ro1" table:number-rows-repeated="1048516">
          <table:table-cell table:number-columns-repeated="1024"/>
        </table:table-row>
        <table:table-row table:style-name="ro1">
          <table:table-cell table:number-columns-repeated="1024"/>
        </table:table-row>
      </table:table>
      <table:table table:name="TODO" table:style-name="ta2">
        <table:table-column table:style-name="co6" table:default-cell-style-name="ce1"/>
        <table:table-column table:style-name="co7" table:default-cell-style-name="ce1"/>
        <table:table-column table:style-name="co5" table:number-columns-repeated="1022" table:default-cell-style-name="ce1"/>
        <table:table-row table:style-name="ro5">
          <table:table-cell table:style-name="ce6" office:value-type="string">
            <text:p>task</text:p>
          </table:table-cell>
          <table:table-cell table:style-name="ce6" office:value-type="string">
            <text:p>descrizione</text:p>
          </table:table-cell>
          <table:table-cell table:number-columns-repeated="1022"/>
        </table:table-row>
        <table:table-row table:style-name="ro5">
          <table:table-cell/>
          <table:table-cell office:value-type="string">
            <text:p>cost of fuel</text:p>
          </table:table-cell>
          <table:table-cell table:number-columns-repeated="1022"/>
        </table:table-row>
        <table:table-row table:style-name="ro5">
          <table:table-cell/>
          <table:table-cell office:value-type="string">
            <text:p>cost of damage of ships</text:p>
          </table:table-cell>
          <table:table-cell table:number-columns-repeated="1022"/>
        </table:table-row>
        <table:table-row table:style-name="ro5">
          <table:table-cell/>
          <table:table-cell office:value-type="string">
            <text:p>load and save games</text:p>
          </table:table-cell>
          <table:table-cell table:number-columns-repeated="1022"/>
        </table:table-row>
        <table:table-row table:style-name="ro5">
          <table:table-cell/>
          <table:table-cell office:value-type="string">
            <text:p>PanelDrawNAvigation devo ottimizzare la dimensione dell immagine per non prendere torppa memoria di calcolo</text:p>
          </table:table-cell>
          <table:table-cell table:number-columns-repeated="1022"/>
        </table:table-row>
        <table:table-row table:style-name="ro5">
          <table:table-cell/>
          <table:table-cell office:value-type="string">
            <text:p>ottimizzaione del loop, le navi fanno dei salti del disengo e non ottengo velocita decenti aumentando a x64</text:p>
          </table:table-cell>
          <table:table-cell table:number-columns-repeated="1022"/>
        </table:table-row>
        <table:table-row table:style-name="ro5">
          <table:table-cell/>
          <table:table-cell office:value-type="string">
            <text:p>tempo preso per fare il dock di una nave ora e solo una costante ma andrebbe customizzato</text:p>
          </table:table-cell>
          <table:table-cell table:number-columns-repeated="1022"/>
        </table:table-row>
        <table:table-row table:style-name="ro5">
          <table:table-cell/>
          <table:table-cell office:value-type="string">
            <text:p>classe dei porti non tutti i porti accettano tutte le classi di navi</text:p>
          </table:table-cell>
          <table:table-cell table:number-columns-repeated="1022"/>
        </table:table-row>
        <table:table-row table:style-name="ro5">
          <table:table-cell/>
          <table:table-cell office:value-type="string">
            <text:p>riscrivere la creazione di un gioco ora e un solo pezzo di codice nella factory</text:p>
          </table:table-cell>
          <table:table-cell table:number-columns-repeated="1022"/>
        </table:table-row>
        <table:table-row table:style-name="ro6" table:number-rows-repeated="1048566">
          <table:table-cell table:number-columns-repeated="1024"/>
        </table:table-row>
        <table:table-row table:style-name="ro6">
          <table:table-cell table:number-columns-repeated="102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020" table:default-cell-style-name="ce1"/>
        <table:table-row table:style-name="ro5">
          <table:table-cell table:number-columns-repeated="1024"/>
        </table:table-row>
        <table:table-row table:style-name="ro5">
          <table:table-cell table:style-name="ce7" office:value-type="string">
            <text:p>concetti</text:p>
          </table:table-cell>
          <table:table-cell table:style-name="ce7" office:value-type="string">
            <text:p>nome</text:p>
          </table:table-cell>
          <table:table-cell table:style-name="ce9" office:value-type="string" table:number-columns-spanned="2" table:number-rows-spanned="1">
            <text:p>descrizione</text:p>
          </table:table-cell>
          <table:covered-table-cell/>
          <table:table-cell table:number-columns-repeated="1020"/>
        </table:table-row>
        <table:table-row table:style-name="ro7">
          <table:table-cell/>
          <table:table-cell office:value-type="string">
            <text:p>livello</text:p>
          </table:table-cell>
          <table:table-cell table:style-name="ce10" office:value-type="string" table:number-columns-spanned="2" table:number-rows-spanned="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020"/>
        </table:table-row>
        <table:table-row table:style-name="ro5">
          <table:table-cell/>
          <table:table-cell office:value-type="string">
            <text:p>regione economica</text:p>
          </table:table-cell>
          <table:table-cell office:value-type="string">
            <text:p>questo rappresenta le regioni economiche in cui sono suddivisi gli stati, come europa, america, asia oceania etc…</text:p>
          </table:table-cell>
          <table:table-cell table:number-columns-repeated="1021"/>
        </table:table-row>
        <table:table-row table:style-name="ro5">
          <table:table-cell/>
          <table:table-cell office:value-type="string">
            <text:p>rating</text:p>
          </table:table-cell>
          <table:table-cell table:style-name="ce11" office:value-type="string" table:number-columns-spanned="2" table:number-rows-spanned="1">
            <text:p>e un elemento chiave del gioco e un valore che va da -100 a +100 e rappresenta il livello di relazione tra l'attore in questione ed il giocatore</text:p>
          </table:table-cell>
          <table:covered-table-cell/>
          <table:table-cell table:number-columns-repeated="1020"/>
        </table:table-row>
        <table:table-row table:style-name="ro5">
          <table:table-cell/>
          <table:table-cell office:value-type="string">
            <text:p>opinione pubblica</text:p>
          </table:table-cell>
          <table:table-cell office:value-type="string">
            <text:p>rappresenta un valore di quanto la societa e positiva o negativa… deve essere gestito sia a livello della societa che a livello delle compagnie</text:p>
          </table:table-cell>
          <table:table-cell table:number-columns-repeated="1021"/>
        </table:table-row>
        <table:table-row table:style-name="ro5">
          <table:table-cell/>
          <table:table-cell office:value-type="string">
            <text:p>filiale</text:p>
          </table:table-cell>
          <table:table-cell office:value-type="string">
            <text:p>la filiale rappresenta una delle filiali della nostra societa</text:p>
          </table:table-cell>
          <table:table-cell table:number-columns-repeated="1021"/>
        </table:table-row>
        <table:table-row table:style-name="ro5">
          <table:table-cell/>
          <table:table-cell office:value-type="string">
            <text:p>dipendente</text:p>
          </table:table-cell>
          <table:table-cell office:value-type="string">
            <text:p>I dipendenti di una filiale</text:p>
          </table:table-cell>
          <table:table-cell table:number-columns-repeated="1021"/>
        </table:table-row>
        <table:table-row table:style-name="ro5" table:number-rows-repeated="2">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compagnia</text:p>
          </table:table-cell>
          <table:table-cell office:value-type="string">
            <text:p>int</text:p>
          </table:table-cell>
          <table:table-cell office:value-type="string">
            <text:p>livello</text:p>
          </table:table-cell>
          <table:table-cell office:value-type="string">
            <text:p>il livello della compagnia: dipende dal livelli medio dei dipartimenti</text:p>
          </table:table-cell>
          <table:table-cell table:number-columns-repeated="1020"/>
        </table:table-row>
        <table:table-row table:style-name="ro5">
          <table:table-cell/>
          <table:table-cell office:value-type="string">
            <text:p>int</text:p>
          </table:table-cell>
          <table:table-cell office:value-type="string">
            <text:p>opinione pubblica societa</text:p>
          </table:table-cell>
          <table:table-cell office:value-type="string">
            <text:p>nostra opinione pubblica</text:p>
          </table:table-cell>
          <table:table-cell table:number-columns-repeated="1020"/>
        </table:table-row>
        <table:table-row table:style-name="ro5">
          <table:table-cell/>
          <table:table-cell office:value-type="string">
            <text:p>lista</text:p>
          </table:table-cell>
          <table:table-cell office:value-type="string">
            <text:p>dipartimenti</text:p>
          </table:table-cell>
          <table:table-cell office:value-type="string">
            <text:p>la tua compagnia a diversi dipartimenti </text:p>
          </table:table-cell>
          <table:table-cell table:number-columns-repeated="1020"/>
        </table:table-row>
        <table:table-row table:style-name="ro5">
          <table:table-cell/>
          <table:table-cell office:value-type="string">
            <text:p>lista</text:p>
          </table:table-cell>
          <table:table-cell office:value-type="string">
            <text:p>filiali</text:p>
          </table:table-cell>
          <table:table-cell table:style-name="ce5" office:value-type="string">
            <text:p>lista delle filiali della nostra societa</text:p>
          </table:table-cell>
          <table:table-cell table:number-columns-repeated="1020"/>
        </table:table-row>
        <table:table-row table:style-name="ro5">
          <table:table-cell/>
          <table:table-cell office:value-type="string">
            <text:p>lista&lt;contratti&gt;</text:p>
          </table:table-cell>
          <table:table-cell office:value-type="string">
            <text:p>contratti accettati</text:p>
          </table:table-cell>
          <table:table-cell table:style-name="ce5" office:value-type="string">
            <text:p>lista dei contratti che abbiamo accettato</text:p>
          </table:table-cell>
          <table:table-cell table:number-columns-repeated="1020"/>
        </table:table-row>
        <table:table-row table:style-name="ro5">
          <table:table-cell/>
          <table:table-cell office:value-type="string">
            <text:p>lista&lt;contratti&gt;</text:p>
          </table:table-cell>
          <table:table-cell office:value-type="string">
            <text:p>contratti proposti</text:p>
          </table:table-cell>
          <table:table-cell table:style-name="ce5" office:value-type="string">
            <text:p>lista dei contratti proposti alla nostra societa</text:p>
          </table:table-cell>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contratti</text:p>
          </table:table-cell>
          <table:table-cell office:value-type="string">
            <text:p>string</text:p>
          </table:table-cell>
          <table:table-cell office:value-type="string">
            <text:p>id del contratto</text:p>
          </table:table-cell>
          <table:table-cell table:style-name="ce5" office:value-type="string">
            <text:p>identificativo univoco del contratto</text:p>
          </table:table-cell>
          <table:table-cell table:number-columns-repeated="1020"/>
        </table:table-row>
        <table:table-row table:style-name="ro5">
          <table:table-cell/>
          <table:table-cell table:number-columns-repeated="2" office:value-type="string">
            <text:p>???</text:p>
          </table:table-cell>
          <table:table-cell table:style-name="ce5" office:value-type="string">
            <text:p>verificare nel oggetto contratto gia creato… ci sono tutte le info li</text:p>
          </table:table-cell>
          <table:table-cell table:number-columns-repeated="1020"/>
        </table:table-row>
        <table:table-row table:style-name="ro5">
          <table:table-cell/>
          <table:table-cell office:value-type="string">
            <text:p>list&lt;merci&gt;</text:p>
          </table:table-cell>
          <table:table-cell/>
          <table:table-cell table:style-name="ce5"/>
          <table:table-cell table:number-columns-repeated="1020"/>
        </table:table-row>
        <table:table-row table:style-name="ro5">
          <table:table-cell/>
          <table:table-cell office:value-type="string">
            <text:p>double</text:p>
          </table:table-cell>
          <table:table-cell office:value-type="string">
            <text:p>price of the contract</text:p>
          </table:table-cell>
          <table:table-cell table:style-name="ce5"/>
          <table:table-cell table:number-columns-repeated="1020"/>
        </table:table-row>
        <table:table-row table:style-name="ro5">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merci</text:p>
          </table:table-cell>
          <table:table-cell office:value-type="string">
            <text:p>string</text:p>
          </table:table-cell>
          <table:table-cell office:value-type="string">
            <text:p>id della merce</text:p>
          </table:table-cell>
          <table:table-cell table:style-name="ce5"/>
          <table:table-cell table:number-columns-repeated="1020"/>
        </table:table-row>
        <table:table-row table:style-name="ro5">
          <table:table-cell/>
          <table:table-cell office:value-type="string">
            <text:p>contratto</text:p>
          </table:table-cell>
          <table:table-cell office:value-type="string">
            <text:p>contratto di riferimento della merce</text:p>
          </table:table-cell>
          <table:table-cell table:style-name="ce5"/>
          <table:table-cell table:number-columns-repeated="1020"/>
        </table:table-row>
        <table:table-row table:style-name="ro5">
          <table:table-cell/>
          <table:table-cell office:value-type="string">
            <text:p>product</text:p>
          </table:table-cell>
          <table:table-cell office:value-type="string">
            <text:p>prodotto da portare</text:p>
          </table:table-cell>
          <table:table-cell table:style-name="ce5"/>
          <table:table-cell table:number-columns-repeated="1020"/>
        </table:table-row>
        <table:table-row table:style-name="ro5">
          <table:table-cell/>
          <table:table-cell office:value-type="string">
            <text:p>Port</text:p>
          </table:table-cell>
          <table:table-cell office:value-type="string">
            <text:p>destination port</text:p>
          </table:table-cell>
          <table:table-cell table:style-name="ce5"/>
          <table:table-cell table:number-columns-repeated="1020"/>
        </table:table-row>
        <table:table-row table:style-name="ro5">
          <table:table-cell/>
          <table:table-cell office:value-type="string">
            <text:p>Port</text:p>
          </table:table-cell>
          <table:table-cell office:value-type="string">
            <text:p>actual port</text:p>
          </table:table-cell>
          <table:table-cell table:style-name="ce5"/>
          <table:table-cell table:number-columns-repeated="1020"/>
        </table:table-row>
        <table:table-row table:style-name="ro5">
          <table:table-cell/>
          <table:table-cell office:value-type="string">
            <text:p>int</text:p>
          </table:table-cell>
          <table:table-cell office:value-type="string">
            <text:p>teu</text:p>
          </table:table-cell>
          <table:table-cell table:style-name="ce5"/>
          <table:table-cell table:number-columns-repeated="1020"/>
        </table:table-row>
        <table:table-row table:style-name="ro5">
          <table:table-cell/>
          <table:table-cell office:value-type="string">
            <text:p>int</text:p>
          </table:table-cell>
          <table:table-cell office:value-type="string">
            <text:p>dwt per teu</text:p>
          </table:table-cell>
          <table:table-cell table:style-name="ce5"/>
          <table:table-cell table:number-columns-repeated="1020"/>
        </table:table-row>
        <table:table-row table:style-name="ro5">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8">
          <table:table-cell office:value-type="string">
            <text:p>filiale</text:p>
          </table:table-cell>
          <table:table-cell office:value-type="string">
            <text:p>unico</text:p>
          </table:table-cell>
          <table:table-cell office:value-type="string">
            <text:p>regione economica</text:p>
          </table:table-cell>
          <table:table-cell table:style-name="ce5" office:value-type="string">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020"/>
        </table:table-row>
        <table:table-row table:style-name="ro5">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diaptimento</text:p>
          </table:table-cell>
          <table:table-cell office:value-type="string">
            <text:p>string</text:p>
          </table:table-cell>
          <table:table-cell office:value-type="string">
            <text:p>tipo</text:p>
          </table:table-cell>
          <table:table-cell table:style-name="ce5" office:value-type="string">
            <text:p>ll tipo di dipartimento</text:p>
          </table:table-cell>
          <table:table-cell table:number-columns-repeated="1020"/>
        </table:table-row>
        <table:table-row table:style-name="ro5">
          <table:table-cell/>
          <table:table-cell office:value-type="string">
            <text:p>dipendente</text:p>
          </table:table-cell>
          <table:table-cell office:value-type="string">
            <text:p>manager</text:p>
          </table:table-cell>
          <table:table-cell office:value-type="string">
            <text:p>il responsabile del dipartimento</text:p>
          </table:table-cell>
          <table:table-cell table:number-columns-repeated="1020"/>
        </table:table-row>
        <table:table-row table:style-name="ro5">
          <table:table-cell/>
          <table:table-cell office:value-type="string">
            <text:p>list&lt;dipendenti&gt;</text:p>
          </table:table-cell>
          <table:table-cell office:value-type="string">
            <text:p>dipendenti</text:p>
          </table:table-cell>
          <table:table-cell office:value-type="string">
            <text:p>lista dei dipendenti in questo dipartimento sotto il manager</text:p>
          </table:table-cell>
          <table:table-cell table:number-columns-repeated="1020"/>
        </table:table-row>
        <table:table-row table:style-name="ro5">
          <table:table-cell/>
          <table:table-cell office:value-type="string">
            <text:p>int</text:p>
          </table:table-cell>
          <table:table-cell office:value-type="string">
            <text:p>livello</text:p>
          </table:table-cell>
          <table:table-cell office:value-type="string">
            <text:p>il livello del dipartimento</text:p>
          </table:table-cell>
          <table:table-cell table:number-columns-repeated="1020"/>
        </table:table-row>
        <table:table-row table:style-name="ro5">
          <table:table-cell/>
          <table:table-cell office:value-type="string">
            <text:p>int</text:p>
          </table:table-cell>
          <table:table-cell office:value-type="string">
            <text:p>numero dipendenti</text:p>
          </table:table-cell>
          <table:table-cell office:value-type="string">
            <text:p>il numero di dipendenti max</text:p>
          </table:table-cell>
          <table:table-cell table:number-columns-repeated="1020"/>
        </table:table-row>
        <table:table-row table:style-name="ro5">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dipendente</text:p>
          </table:table-cell>
          <table:table-cell office:value-type="string">
            <text:p>string</text:p>
          </table:table-cell>
          <table:table-cell office:value-type="string">
            <text:p>name</text:p>
          </table:table-cell>
          <table:table-cell table:style-name="ce5"/>
          <table:table-cell table:number-columns-repeated="1020"/>
        </table:table-row>
        <table:table-row table:style-name="ro5">
          <table:table-cell/>
          <table:table-cell office:value-type="string">
            <text:p>string</text:p>
          </table:table-cell>
          <table:table-cell office:value-type="string">
            <text:p>nazionalita</text:p>
          </table:table-cell>
          <table:table-cell table:number-columns-repeated="1021"/>
        </table:table-row>
        <table:table-row table:style-name="ro5">
          <table:table-cell/>
          <table:table-cell office:value-type="string">
            <text:p>int</text:p>
          </table:table-cell>
          <table:table-cell office:value-type="string">
            <text:p>eta</text:p>
          </table:table-cell>
          <table:table-cell table:number-columns-repeated="1021"/>
        </table:table-row>
        <table:table-row table:style-name="ro5">
          <table:table-cell/>
          <table:table-cell office:value-type="string">
            <text:p>double</text:p>
          </table:table-cell>
          <table:table-cell office:value-type="string">
            <text:p>salario</text:p>
          </table:table-cell>
          <table:table-cell table:number-columns-repeated="1021"/>
        </table:table-row>
        <table:table-row table:style-name="ro5">
          <table:table-cell/>
          <table:table-cell office:value-type="string">
            <text:p>int</text:p>
          </table:table-cell>
          <table:table-cell office:value-type="string">
            <text:p>valore</text:p>
          </table:table-cell>
          <table:table-cell office:value-type="string">
            <text:p>e la caratteristica dell impiegato e rappresenta un valore da 0 a 100</text:p>
          </table:table-cell>
          <table:table-cell table:number-columns-repeated="1020"/>
        </table:table-row>
        <table:table-row table:style-name="ro5">
          <table:table-cell/>
          <table:table-cell office:value-type="string">
            <text:p>int </text:p>
          </table:table-cell>
          <table:table-cell office:value-type="string">
            <text:p>tipo</text:p>
          </table:table-cell>
          <table:table-cell office:value-type="string">
            <text:p>manager, impiegato, ufficiale, marinaio, ingeniere</text:p>
          </table:table-cell>
          <table:table-cell table:number-columns-repeated="1020"/>
        </table:table-row>
        <table:table-row table:style-name="ro5" table:number-rows-repeated="2">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societa</text:p>
          </table:table-cell>
          <table:table-cell office:value-type="string">
            <text:p>lista</text:p>
          </table:table-cell>
          <table:table-cell office:value-type="string">
            <text:p>tipo di beni prodotti</text:p>
          </table:table-cell>
          <table:table-cell office:value-type="string">
            <text:p>ogni societa ha uno o piu tipi di beni prodotti</text:p>
          </table:table-cell>
          <table:table-cell table:number-columns-repeated="1020"/>
        </table:table-row>
        <table:table-row table:style-name="ro5">
          <table:table-cell/>
          <table:table-cell office:value-type="string">
            <text:p>int</text:p>
          </table:table-cell>
          <table:table-cell office:value-type="string">
            <text:p>livello societa</text:p>
          </table:table-cell>
          <table:table-cell table:style-name="ce5" office:value-type="string">
            <text:p>ogni societa a'un livello che identificat la sua dimensione in termini globali (economici, di produzione, di consumo etc...)</text:p>
          </table:table-cell>
          <table:table-cell table:number-columns-repeated="1020"/>
        </table:table-row>
        <table:table-row table:style-name="ro5">
          <table:table-cell/>
          <table:table-cell office:value-type="string">
            <text:p>int</text:p>
          </table:table-cell>
          <table:table-cell office:value-type="string">
            <text:p>capacita produttiva</text:p>
          </table:table-cell>
          <table:table-cell office:value-type="string">
            <text:p>quantita di beni prodotti, a un carattere temporate come questa societa'produce 100 unita al mese</text:p>
          </table:table-cell>
          <table:table-cell table:number-columns-repeated="1020"/>
        </table:table-row>
        <table:table-row table:style-name="ro5">
          <table:table-cell/>
          <table:table-cell office:value-type="string">
            <text:p>unico</text:p>
          </table:table-cell>
          <table:table-cell office:value-type="string">
            <text:p>regione economica</text:p>
          </table:table-cell>
          <table:table-cell office:value-type="string">
            <text:p>la regione economica di questa societa, come europa, america asia, etccc….</text:p>
          </table:table-cell>
          <table:table-cell table:number-columns-repeated="1020"/>
        </table:table-row>
        <table:table-row table:style-name="ro5">
          <table:table-cell/>
          <table:table-cell office:value-type="string">
            <text:p>lista</text:p>
          </table:table-cell>
          <table:table-cell office:value-type="string">
            <text:p>regione economica di esportazione</text:p>
          </table:table-cell>
          <table:table-cell office:value-type="string">
            <text:p>questi sono tutte Ie regioni economiche con cui lavora questa soceita',quindi una societa'alla fine lavora a livello locale o globale</text:p>
          </table:table-cell>
          <table:table-cell table:number-columns-repeated="1020"/>
        </table:table-row>
        <table:table-row table:style-name="ro5">
          <table:table-cell/>
          <table:table-cell office:value-type="string">
            <text:p>int</text:p>
          </table:table-cell>
          <table:table-cell office:value-type="string">
            <text:p>rating</text:p>
          </table:table-cell>
          <table:table-cell office:value-type="string">
            <text:p>valore che rappresenta línteresse della societa' a produrre un contratto per la nostra compagnia, e un valore che dovrebbe andare da -100 a +100</text:p>
          </table:table-cell>
          <table:table-cell table:number-columns-repeated="1020"/>
        </table:table-row>
        <table:table-row table:style-name="ro8">
          <table:table-cell/>
          <table:table-cell office:value-type="string">
            <text:p>int</text:p>
          </table:table-cell>
          <table:table-cell office:value-type="string">
            <text:p>opinione pubblica societa</text:p>
          </table:table-cell>
          <table:table-cell table:style-name="ce5" office:value-type="string">
            <text:p>questo e un numero che rappresenta quanto la societa e positiva o negativa veso l''opinione pubblica, una soceita super green ad esempio o una che produce bombe anti uomo</text:p>
          </table:table-cell>
          <table:table-cell table:number-columns-repeated="1020"/>
        </table:table-row>
        <table:table-row table:style-name="ro5">
          <table:table-cell table:number-columns-repeated="1024"/>
        </table:table-row>
        <table:table-row table:style-name="ro5">
          <table:table-cell table:style-name="ce8" office:value-type="string">
            <text:p>che glanuralita'applico al contenitore di societa?: <text:s/>reggione economica, paese o porto? Per adesso regione economica sembra la migliore</text:p>
          </table:table-cell>
          <table:table-cell table:number-columns-repeated="1023"/>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8">
          <table:table-cell table:style-name="ce5" office:value-type="string">
            <text:p>reggione economica</text:p>
          </table:table-cell>
          <table:table-cell office:value-type="string">
            <text:p>lista</text:p>
          </table:table-cell>
          <table:table-cell office:value-type="string">
            <text:p>societa</text:p>
          </table:table-cell>
          <table:table-cell office:value-type="string">
            <text:p>lista delle societa che fanno parte di questo paese</text:p>
          </table:table-cell>
          <table:table-cell table:number-columns-repeated="1020"/>
        </table:table-row>
        <table:table-row table:style-name="ro5">
          <table:table-cell/>
          <table:table-cell office:value-type="string">
            <text:p>lista</text:p>
          </table:table-cell>
          <table:table-cell office:value-type="string">
            <text:p>porti</text:p>
          </table:table-cell>
          <table:table-cell office:value-type="string">
            <text:p>I porti di questo paese</text:p>
          </table:table-cell>
          <table:table-cell table:number-columns-repeated="1020"/>
        </table:table-row>
        <table:table-row table:style-name="ro5">
          <table:table-cell/>
          <table:table-cell office:value-type="string">
            <text:p>unico</text:p>
          </table:table-cell>
          <table:table-cell office:value-type="string">
            <text:p>mercato</text:p>
          </table:table-cell>
          <table:table-cell office:value-type="string">
            <text:p>mercato per questo paese… prezzi consumi etc…</text:p>
          </table:table-cell>
          <table:table-cell table:number-columns-repeated="1020"/>
        </table:table-row>
        <table:table-row table:style-name="ro5">
          <table:table-cell/>
          <table:table-cell office:value-type="string">
            <text:p>int</text:p>
          </table:table-cell>
          <table:table-cell office:value-type="string">
            <text:p>stato del mercato</text:p>
          </table:table-cell>
          <table:table-cell office:value-type="string">
            <text:p>crescrita, boom, stagnante, depressione , crisi deve essere un numero che va da 1 peggiore a 7, 8 migliore</text:p>
          </table:table-cell>
          <table:table-cell table:number-columns-repeated="1020"/>
        </table:table-row>
        <table:table-row table:style-name="ro6" table:number-rows-repeated="1048506">
          <table:table-cell table:number-columns-repeated="1024"/>
        </table:table-row>
        <table:table-row table:style-name="ro6">
          <table:table-cell table:number-columns-repeated="1024"/>
        </table:table-row>
      </table:table>
      <table:table table:name="Concetti" table:style-name="ta3">
        <table:table-column table:style-name="co12" table:default-cell-style-name="ce1"/>
        <table:table-column table:style-name="co13" table:default-cell-style-name="ce1"/>
        <table:table-column table:style-name="co5" table:number-columns-repeated="1022" table:default-cell-style-name="ce1"/>
        <table:table-row table:style-name="ro5">
          <table:table-cell table:number-columns-repeated="1024"/>
        </table:table-row>
        <table:table-row table:style-name="ro9">
          <table:table-cell table:style-name="ce12" office:value-type="string">
            <text:p>rating</text:p>
          </table:table-cell>
          <table:table-cell/>
          <table:table-cell table:style-name="ce13"/>
          <table:table-cell table:number-columns-repeated="1021"/>
        </table:table-row>
        <table:table-row table:style-name="ro5">
          <table:table-cell table:style-name="ce13" office:value-type="string">
            <text:p>e un elemento chiave del gioco e un valore che va da -100 a +100 e rappresenta il livello di relazione tra l'attore in questione ed il giocatore</text:p>
          </table:table-cell>
          <table:table-cell table:number-columns-repeated="1023"/>
        </table:table-row>
        <table:table-row table:style-name="ro5">
          <table:table-cell table:style-name="ce13"/>
          <table:table-cell table:number-columns-repeated="1023"/>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societa</text:p>
          </table:table-cell>
          <table:table-cell table:style-name="ce13" office:value-type="string">
            <text:p>valore che rappresenta línteresse della societa' a produrre un contratto per la nostra compagnia, e un valore che dovrebbe andare da -100 a +100</text:p>
          </table:table-cell>
          <table:table-cell table:style-name="ce13" table:number-columns-repeated="12"/>
          <table:table-cell table:number-columns-repeated="1010"/>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fattori non condizionabili</text:p>
          </table:table-cell>
          <table:table-cell table:style-name="ce15" office:value-type="string">
            <text:p>effetto nel calcolo</text:p>
          </table:table-cell>
          <table:table-cell table:number-columns-repeated="1022"/>
        </table:table-row>
        <table:table-row table:style-name="ro5">
          <table:table-cell office:value-type="string">
            <text:p>contratto completato/fallito</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5">
          <table:table-cell office:value-type="string">
            <text:p>contratti accettati/non accettati</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8">
          <table:table-cell office:value-type="string">
            <text:p>livello societa</text:p>
          </table:table-cell>
          <table:table-cell table:style-name="ce5" office:value-type="string">
            <text:p>numero che va da -x a +x <text:s text:c="3"/>si genera comparano il livello della nostra compagnia con quello della societa, dovrebbe essere una gaussiana per tendere ad avere contratti da soceita comparabili alla nostra</text:p>
          </table:table-cell>
          <table:table-cell table:number-columns-repeated="1022"/>
        </table:table-row>
        <table:table-row table:style-name="ro5">
          <table:table-cell office:value-type="string">
            <text:p>opinione pubblica</text:p>
          </table:table-cell>
          <table:table-cell office:value-type="string">
            <text:p>si compara il livello della compagnia e quello della societa per generare un bonus: societa con livelli piu alti del nostro avranno un rating negativo su di noi</text:p>
          </table:table-cell>
          <table:table-cell table:number-columns-repeated="1022"/>
        </table:table-row>
        <table:table-row table:style-name="ro5">
          <table:table-cell office:value-type="string">
            <text:p>solidita economica</text:p>
          </table:table-cell>
          <table:table-cell office:value-type="string">
            <text:p>il valore del nostro conto corrente, se positivo o in crescita aumenta il rating altrimenti lo diminuisce</text:p>
          </table:table-cell>
          <table:table-cell table:number-columns-repeated="1022"/>
        </table:table-row>
        <table:table-row table:style-name="ro5">
          <table:table-cell table:number-columns-repeated="1024"/>
        </table:table-row>
        <table:table-row table:style-name="ro6" table:number-rows-repeated="2">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pubbliche relazioni</text:p>
          </table:table-cell>
          <table:table-cell office:value-type="string">
            <text:p>operazioni di pubbliche relazioni possono aiutare ad aumentare línteressa di una soceita nei nostri confronti</text:p>
          </table:table-cell>
          <table:table-cell table:number-columns-repeated="1022"/>
        </table:table-row>
        <table:table-row table:style-name="ro5">
          <table:table-cell office:value-type="string">
            <text:p>publicita</text:p>
          </table:table-cell>
          <table:table-cell office:value-type="string">
            <text:p>operazioni di marketing attraverso gionrali, radio, televisione influenzano le societa</text:p>
          </table:table-cell>
          <table:table-cell table:number-columns-repeated="1022"/>
        </table:table-row>
        <table:table-row table:style-name="ro5">
          <table:table-cell table:number-columns-repeated="1024"/>
        </table:table-row>
        <table:table-row table:style-name="ro5">
          <table:table-cell table:style-name="ce15" office:value-type="string">
            <text:p>eventi</text:p>
          </table:table-cell>
          <table:table-cell table:style-name="ce15" office:value-type="string">
            <text:p>effetto nel calcolo</text:p>
          </table:table-cell>
          <table:table-cell table:number-columns-repeated="1022"/>
        </table:table-row>
        <table:table-row table:style-name="ro5">
          <table:table-cell office:value-type="string">
            <text:p>eventi di mercato</text:p>
          </table:table-cell>
          <table:table-cell table:style-name="ce11" office:value-type="string">
            <text:p>boom economici o crisi economiche aumentano o diminuiscono línteresse di una societa'di produrre contratti ez: +5 o +10</text:p>
          </table:table-cell>
          <table:table-cell table:number-columns-repeated="1022"/>
        </table:table-row>
        <table:table-row table:style-name="ro5">
          <table:table-cell office:value-type="string">
            <text:p>scandali di societa</text:p>
          </table:table-cell>
          <table:table-cell table:style-name="ce11" office:value-type="string">
            <text:p>riducono la capacita' di societa' a produrre contratti</text:p>
          </table:table-cell>
          <table:table-cell table:number-columns-repeated="1022"/>
        </table:table-row>
        <table:table-row table:style-name="ro5">
          <table:table-cell office:value-type="string">
            <text:p>altri eventi da definire</text:p>
          </table:table-cell>
          <table:table-cell table:style-name="ce11" office:value-type="string">
            <text:p>riducono od aumentano la capacita di produrre</text:p>
          </table:table-cell>
          <table:table-cell table:number-columns-repeated="1022"/>
        </table:table-row>
        <table:table-row table:style-name="ro5">
          <table:table-cell/>
          <table:table-cell table:style-name="ce11"/>
          <table:table-cell table:number-columns-repeated="1022"/>
        </table:table-row>
        <table:table-row table:style-name="ro9">
          <table:table-cell table:style-name="ce12" office:value-type="string">
            <text:p>opinione pubblica</text:p>
          </table:table-cell>
          <table:table-cell table:style-name="ce11"/>
          <table:table-cell table:number-columns-repeated="1022"/>
        </table:table-row>
        <table:table-row table:style-name="ro5">
          <table:table-cell table:style-name="ce13" office:value-type="string">
            <text:p>e un valore che va da -x a +x e rappresente quanto la nostra società a un comportamento positivo o no verso l'opinione pubblica</text:p>
          </table:table-cell>
          <table:table-cell table:style-name="ce11"/>
          <table:table-cell table:number-columns-repeated="1022"/>
        </table:table-row>
        <table:table-row table:style-name="ro5">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rating</text:p>
          </table:table-cell>
          <table:table-cell office:value-type="string">
            <text:p>l'opinione pubblia e utilizzata per calcolare uno dei fattori non conndizionabili del rating</text:p>
          </table:table-cell>
          <table:table-cell table:number-columns-repeated="1022"/>
        </table:table-row>
        <table:table-row table:style-name="ro5">
          <table:table-cell office:value-type="string">
            <text:p>compagnia</text:p>
          </table:table-cell>
          <table:table-cell office:value-type="string">
            <text:p>la tua compagnia a un opinione pubblica</text:p>
          </table:table-cell>
          <table:table-cell table:number-columns-repeated="1022"/>
        </table:table-row>
        <table:table-row table:style-name="ro5">
          <table:table-cell office:value-type="string">
            <text:p>societa</text:p>
          </table:table-cell>
          <table:table-cell office:value-type="string">
            <text:p>ogni societa a un opinione pubblia</text:p>
          </table:table-cell>
          <table:table-cell table:number-columns-repeated="1022"/>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fattori non condizionabili</text:p>
          </table:table-cell>
          <table:table-cell table:style-name="ce15" office:value-type="string">
            <text:p>effetto nel calcolo</text:p>
          </table:table-cell>
          <table:table-cell table:number-columns-repeated="1022"/>
        </table:table-row>
        <table:table-row table:style-name="ro5">
          <table:table-cell office:value-type="string">
            <text:p>contratti accettati/non accettati</text:p>
          </table:table-cell>
          <table:table-cell office:value-type="string">
            <text:p>ogni volta che si accetta un contratto con una societa di opinione pubblia migliore o peggiore della nostra si a un impatto sull'opinione delle due, una sale e una scende</text:p>
          </table:table-cell>
          <table:table-cell table:number-columns-repeated="1022"/>
        </table:table-row>
        <table:table-row table:style-name="ro5">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donazioni per cause umanitarie</text:p>
          </table:table-cell>
          <table:table-cell office:value-type="string">
            <text:p>e possibile fare delle donazioni per poter aumentare la propria opinione pubblica</text:p>
          </table:table-cell>
          <table:table-cell table:number-columns-repeated="1022"/>
        </table:table-row>
        <table:table-row table:style-name="ro5">
          <table:table-cell table:number-columns-repeated="1024"/>
        </table:table-row>
        <table:table-row table:style-name="ro5">
          <table:table-cell table:style-name="ce15" office:value-type="string">
            <text:p>eventi</text:p>
          </table:table-cell>
          <table:table-cell table:number-columns-repeated="1023"/>
        </table:table-row>
        <table:table-row table:style-name="ro5">
          <table:table-cell office:value-type="string">
            <text:p>altri eventi da definire</text:p>
          </table:table-cell>
          <table:table-cell table:style-name="ce11" office:value-type="string">
            <text:p>riducono od aumentano l'opinione pubblica</text:p>
          </table:table-cell>
          <table:table-cell table:number-columns-repeated="1022"/>
        </table:table-row>
        <table:table-row table:style-name="ro5">
          <table:table-cell table:number-columns-repeated="1024"/>
        </table:table-row>
        <table:table-row table:style-name="ro9">
          <table:table-cell table:style-name="ce12" office:value-type="string">
            <text:p>dipartimento</text:p>
          </table:table-cell>
          <table:table-cell table:style-name="ce11"/>
          <table:table-cell table:number-columns-repeated="1022"/>
        </table:table-row>
        <table:table-row table:style-name="ro5">
          <table:table-cell table:style-name="ce13" office:value-type="string">
            <text:p>sono I dipartimenti che esistono in una societa</text:p>
          </table:table-cell>
          <table:table-cell table:style-name="ce11"/>
          <table:table-cell table:number-columns-repeated="1022"/>
        </table:table-row>
        <table:table-row table:style-name="ro6">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compagnia</text:p>
          </table:table-cell>
          <table:table-cell office:value-type="string">
            <text:p>sono associati alla compagnia</text:p>
          </table:table-cell>
          <table:table-cell table:number-columns-repeated="1022"/>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dipartimenti esistenti</text:p>
          </table:table-cell>
          <table:table-cell table:style-name="ce15" office:value-type="string">
            <text:p>effetto nel calcolo</text:p>
          </table:table-cell>
          <table:table-cell table:number-columns-repeated="1022"/>
        </table:table-row>
        <table:table-row table:style-name="ro5">
          <table:table-cell office:value-type="string">
            <text:p>amministrazione</text:p>
          </table:table-cell>
          <table:table-cell office:value-type="string">
            <text:p>serve per funzioni finanziarie, relazioni con la banca etc…</text:p>
          </table:table-cell>
          <table:table-cell table:number-columns-repeated="1022"/>
        </table:table-row>
        <table:table-row table:style-name="ro5">
          <table:table-cell office:value-type="string">
            <text:p>human resource</text:p>
          </table:table-cell>
          <table:table-cell office:value-type="string">
            <text:p>serve per poter cercare nuovi dipendenti</text:p>
          </table:table-cell>
          <table:table-cell table:number-columns-repeated="1022"/>
        </table:table-row>
        <table:table-row table:style-name="ro5">
          <table:table-cell office:value-type="string">
            <text:p>ufficio vendite</text:p>
          </table:table-cell>
          <table:table-cell office:value-type="string">
            <text:p>serve per cercare nuove societa per ottenere contratti</text:p>
          </table:table-cell>
          <table:table-cell table:number-columns-repeated="1022"/>
        </table:table-row>
        <table:table-row table:style-name="ro5">
          <table:table-cell office:value-type="string">
            <text:p>marketing</text:p>
          </table:table-cell>
          <table:table-cell office:value-type="string">
            <text:p>server per aumentare il rating o la opinione pubblica della societa</text:p>
          </table:table-cell>
          <table:table-cell table:number-columns-repeated="1022"/>
        </table:table-row>
        <table:table-row table:style-name="ro5">
          <table:table-cell office:value-type="string">
            <text:p>progettazione</text:p>
          </table:table-cell>
          <table:table-cell office:value-type="string">
            <text:p>serve per progettare navi</text:p>
          </table:table-cell>
          <table:table-cell table:number-columns-repeated="1022"/>
        </table:table-row>
        <table:table-row table:style-name="ro5">
          <table:table-cell table:number-columns-repeated="1024"/>
        </table:table-row>
        <table:table-row table:style-name="ro9">
          <table:table-cell table:style-name="ce12" office:value-type="string">
            <text:p>dipendenti </text:p>
          </table:table-cell>
          <table:table-cell table:style-name="ce11"/>
          <table:table-cell table:number-columns-repeated="1022"/>
        </table:table-row>
        <table:table-row table:style-name="ro5">
          <table:table-cell table:style-name="ce13" office:value-type="string">
            <text:p>sono I dipendenti che lavorano su uno specifico dipartimento, hanno delle capactia che dipendono dalle loro caratteristiche</text:p>
          </table:table-cell>
          <table:table-cell table:style-name="ce11"/>
          <table:table-cell table:number-columns-repeated="1022"/>
        </table:table-row>
        <table:table-row table:style-name="ro5">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dipartimento</text:p>
          </table:table-cell>
          <table:table-cell office:value-type="string">
            <text:p>I dipendenti d questo dipartimento</text:p>
          </table:table-cell>
          <table:table-cell table:number-columns-repeated="1022"/>
        </table:table-row>
        <table:table-row table:style-name="ro5">
          <table:table-cell table:number-columns-repeated="1024"/>
        </table:table-row>
        <table:table-row table:style-name="ro5">
          <table:table-cell table:style-name="ce15" office:value-type="string">
            <text:p>caratteristiche</text:p>
          </table:table-cell>
          <table:table-cell table:style-name="ce15" office:value-type="string">
            <text:p>effetto nel calcolo</text:p>
          </table:table-cell>
          <table:table-cell table:number-columns-repeated="1022"/>
        </table:table-row>
        <table:table-row table:style-name="ro5">
          <table:table-cell office:value-type="string">
            <text:p>valore</text:p>
          </table:table-cell>
          <table:table-cell office:value-type="string">
            <text:p>e una caratteristica che va da 0 a 100 e rappesenta la capacita dell impiegato</text:p>
          </table:table-cell>
          <table:table-cell table:number-columns-repeated="1022"/>
        </table:table-row>
        <table:table-row table:style-name="ro5">
          <table:table-cell table:number-columns-repeated="1024"/>
        </table:table-row>
        <table:table-row table:style-name="ro5">
          <table:table-cell table:style-name="ce15" office:value-type="string">
            <text:p>tipo</text:p>
          </table:table-cell>
          <table:table-cell table:style-name="ce15" office:value-type="string">
            <text:p>effetto nel calcolo</text:p>
          </table:table-cell>
          <table:table-cell table:number-columns-repeated="1022"/>
        </table:table-row>
        <table:table-row table:style-name="ro5">
          <table:table-cell office:value-type="string">
            <text:p>manager</text:p>
          </table:table-cell>
          <table:table-cell office:value-type="string">
            <text:p>necessario per gestire un dipartimento</text:p>
          </table:table-cell>
          <table:table-cell table:number-columns-repeated="1022"/>
        </table:table-row>
        <table:table-row table:style-name="ro5">
          <table:table-cell office:value-type="string">
            <text:p>impiegato</text:p>
          </table:table-cell>
          <table:table-cell office:value-type="string">
            <text:p>puo lavorare in ogni dipartimento</text:p>
          </table:table-cell>
          <table:table-cell table:number-columns-repeated="1022"/>
        </table:table-row>
        <table:table-row table:style-name="ro5">
          <table:table-cell office:value-type="string">
            <text:p>ufficiale</text:p>
          </table:table-cell>
          <table:table-cell office:value-type="string">
            <text:p>necessario per comandare la nave</text:p>
          </table:table-cell>
          <table:table-cell table:number-columns-repeated="1022"/>
        </table:table-row>
        <table:table-row table:style-name="ro5">
          <table:table-cell office:value-type="string">
            <text:p>marinaio</text:p>
          </table:table-cell>
          <table:table-cell office:value-type="string">
            <text:p>puo lavorare in ogni altro ruolo sulla nave</text:p>
          </table:table-cell>
          <table:table-cell table:number-columns-repeated="1022"/>
        </table:table-row>
        <table:table-row table:style-name="ro5">
          <table:table-cell office:value-type="string">
            <text:p>ingieniere</text:p>
          </table:table-cell>
          <table:table-cell office:value-type="string">
            <text:p>necessario per gestire la nave o progettare le navi</text:p>
          </table:table-cell>
          <table:table-cell table:number-columns-repeated="1022"/>
        </table:table-row>
        <table:table-row table:style-name="ro5" table:number-rows-repeated="2">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morale</text:p>
          </table:table-cell>
          <table:table-cell office:value-type="string">
            <text:p>si potrebbe introdurre il morale che condiziona le cartteristiche</text:p>
          </table:table-cell>
          <table:table-cell table:number-columns-repeated="1022"/>
        </table:table-row>
        <table:table-row table:style-name="ro5">
          <table:table-cell office:value-type="string">
            <text:p>bonus</text:p>
          </table:table-cell>
          <table:table-cell office:value-type="string">
            <text:p>ogni dipendente a delle special skill bonus/malus esempio: grande comunicatore + relazioni tutti I suoi colleghi nellos tesso dipartimento</text:p>
          </table:table-cell>
          <table:table-cell table:number-columns-repeated="1022"/>
        </table:table-row>
        <table:table-row table:style-name="ro5">
          <table:table-cell office:value-type="string">
            <text:p>esperienza</text:p>
          </table:table-cell>
          <table:table-cell office:value-type="string">
            <text:p>I dipendenti potrebbero aumentare esperienza ed aumetare le loro caratteristiche, questo potrebbe a sua volta cambiare il morale perche vogliono piu soldi</text:p>
          </table:table-cell>
          <table:table-cell table:number-columns-repeated="1022"/>
        </table:table-row>
        <table:table-row table:style-name="ro5" table:number-rows-repeated="3">
          <table:table-cell table:number-columns-repeated="1024"/>
        </table:table-row>
        <table:table-row table:style-name="ro6" table:number-rows-repeated="1048489">
          <table:table-cell table:number-columns-repeated="1024"/>
        </table:table-row>
        <table:table-row table:style-name="ro6">
          <table:table-cell table:number-columns-repeated="1024"/>
        </table:table-row>
      </table:table>
      <table:table table:name="Prodotti" table:style-name="ta4">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5" table:default-cell-style-name="ce1"/>
        <table:table-column table:style-name="co19" table:default-cell-style-name="ce1"/>
        <table:table-column table:style-name="co20" table:default-cell-style-name="ce1"/>
        <table:table-column table:style-name="co5" table:number-columns-repeated="1016" table:default-cell-style-name="ce1"/>
        <table:table-row table:style-name="ro1">
          <table:table-cell table:number-columns-repeated="1024"/>
        </table:table-row>
        <table:table-row table:style-name="ro1">
          <table:table-cell table:style-name="ce6" office:value-type="string">
            <text:p>materie prime</text:p>
          </table:table-cell>
          <table:table-cell table:style-name="ce6" office:value-type="string">
            <text:p>natura</text:p>
          </table:table-cell>
          <table:table-cell/>
          <table:table-cell table:style-name="ce6" office:value-type="string">
            <text:p>lavorati 1</text:p>
          </table:table-cell>
          <table:table-cell table:style-name="ce6" office:value-type="string">
            <text:p>materie prime richieste</text:p>
          </table:table-cell>
          <table:table-cell/>
          <table:table-cell table:style-name="ce6" office:value-type="string">
            <text:p>lavorati 2</text:p>
          </table:table-cell>
          <table:table-cell table:style-name="ce6" office:value-type="string">
            <text:p>materie prime richieste</text:p>
          </table:table-cell>
          <table:table-cell table:number-columns-repeated="1016"/>
        </table:table-row>
        <table:table-row table:style-name="ro1">
          <table:table-cell office:value-type="string">
            <text:p>mais</text:p>
          </table:table-cell>
          <table:table-cell office:value-type="string">
            <text:p>alimentare</text:p>
          </table:table-cell>
          <table:table-cell/>
          <table:table-cell office:value-type="string">
            <text:p>prodotti alimentari</text:p>
          </table:table-cell>
          <table:table-cell office:value-type="string">
            <text:p>mais, caffe, zucchero, grano, riso, vegetali</text:p>
          </table:table-cell>
          <table:table-cell/>
          <table:table-cell office:value-type="string">
            <text:p>vestiti</text:p>
          </table:table-cell>
          <table:table-cell office:value-type="string">
            <text:p>tessuti</text:p>
          </table:table-cell>
          <table:table-cell table:number-columns-repeated="1016"/>
        </table:table-row>
        <table:table-row table:style-name="ro1">
          <table:table-cell office:value-type="string">
            <text:p>caffe</text:p>
          </table:table-cell>
          <table:table-cell office:value-type="string">
            <text:p>alimentare</text:p>
          </table:table-cell>
          <table:table-cell/>
          <table:table-cell office:value-type="string">
            <text:p>liquori</text:p>
          </table:table-cell>
          <table:table-cell office:value-type="string">
            <text:p><text:s/>zucchero, grano, frutta</text:p>
          </table:table-cell>
          <table:table-cell/>
          <table:table-cell office:value-type="string">
            <text:p>medicine</text:p>
          </table:table-cell>
          <table:table-cell office:value-type="string">
            <text:p>prodotti chimici</text:p>
          </table:table-cell>
          <table:table-cell table:number-columns-repeated="1016"/>
        </table:table-row>
        <table:table-row table:style-name="ro1">
          <table:table-cell office:value-type="string">
            <text:p>zucchero</text:p>
          </table:table-cell>
          <table:table-cell office:value-type="string">
            <text:p>alimentare</text:p>
          </table:table-cell>
          <table:table-cell/>
          <table:table-cell office:value-type="string">
            <text:p>olio</text:p>
          </table:table-cell>
          <table:table-cell office:value-type="string">
            <text:p>mais, girasoli</text:p>
          </table:table-cell>
          <table:table-cell/>
          <table:table-cell office:value-type="string">
            <text:p>prodotti elettronici</text:p>
          </table:table-cell>
          <table:table-cell office:value-type="string">
            <text:p>circuiti e Microchips</text:p>
          </table:table-cell>
          <table:table-cell table:number-columns-repeated="1016"/>
        </table:table-row>
        <table:table-row table:style-name="ro1">
          <table:table-cell office:value-type="string">
            <text:p>grano</text:p>
          </table:table-cell>
          <table:table-cell office:value-type="string">
            <text:p>alimentare</text:p>
          </table:table-cell>
          <table:table-cell/>
          <table:table-cell office:value-type="string">
            <text:p>sigarette e sigari</text:p>
          </table:table-cell>
          <table:table-cell office:value-type="string">
            <text:p>tabacco</text:p>
          </table:table-cell>
          <table:table-cell/>
          <table:table-cell office:value-type="string">
            <text:p>macchinari</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riso</text:p>
          </table:table-cell>
          <table:table-cell office:value-type="string">
            <text:p>alimentare</text:p>
          </table:table-cell>
          <table:table-cell table:number-columns-repeated="4"/>
          <table:table-cell office:value-type="string">
            <text:p>vetture</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girasoli</text:p>
          </table:table-cell>
          <table:table-cell office:value-type="string">
            <text:p>alimentare</text:p>
          </table:table-cell>
          <table:table-cell/>
          <table:table-cell office:value-type="string">
            <text:p>mobili</text:p>
          </table:table-cell>
          <table:table-cell office:value-type="string">
            <text:p>legno</text:p>
          </table:table-cell>
          <table:table-cell/>
          <table:table-cell office:value-type="string">
            <text:p>armi</text:p>
          </table:table-cell>
          <table:table-cell office:value-type="string">
            <text:p>leghe metalliche, prodotti chimici</text:p>
          </table:table-cell>
          <table:table-cell table:number-columns-repeated="1016"/>
        </table:table-row>
        <table:table-row table:style-name="ro1">
          <table:table-cell office:value-type="string">
            <text:p>vegetali</text:p>
          </table:table-cell>
          <table:table-cell office:value-type="string">
            <text:p>alimentare</text:p>
          </table:table-cell>
          <table:table-cell/>
          <table:table-cell office:value-type="string">
            <text:p>tessuti</text:p>
          </table:table-cell>
          <table:table-cell office:value-type="string">
            <text:p>lana, cotone</text:p>
          </table:table-cell>
          <table:table-cell/>
          <table:table-cell office:value-type="string">
            <text:p>giochi e giocattoli</text:p>
          </table:table-cell>
          <table:table-cell office:value-type="string">
            <text:p>circuiti e Microchips, plastica</text:p>
          </table:table-cell>
          <table:table-cell table:number-columns-repeated="1016"/>
        </table:table-row>
        <table:table-row table:style-name="ro1">
          <table:table-cell office:value-type="string">
            <text:p>frutta</text:p>
          </table:table-cell>
          <table:table-cell office:value-type="string">
            <text:p>alimentare</text:p>
          </table:table-cell>
          <table:table-cell/>
          <table:table-cell office:value-type="string">
            <text:p>carta</text:p>
          </table:table-cell>
          <table:table-cell office:value-type="string">
            <text:p>legno</text:p>
          </table:table-cell>
          <table:table-cell table:number-columns-repeated="1019"/>
        </table:table-row>
        <table:table-row table:style-name="ro1">
          <table:table-cell office:value-type="string">
            <text:p>tabacco</text:p>
          </table:table-cell>
          <table:table-cell office:value-type="string">
            <text:p>alimentare</text:p>
          </table:table-cell>
          <table:table-cell table:number-columns-repeated="1022"/>
        </table:table-row>
        <table:table-row table:style-name="ro1">
          <table:table-cell table:number-columns-repeated="3"/>
          <table:table-cell office:value-type="string">
            <text:p>leghe metalliche</text:p>
          </table:table-cell>
          <table:table-cell office:value-type="string">
            <text:p>ferro, alluminio, rame, carbone</text:p>
          </table:table-cell>
          <table:table-cell table:number-columns-repeated="1019"/>
        </table:table-row>
        <table:table-row table:style-name="ro1">
          <table:table-cell office:value-type="string">
            <text:p>legno</text:p>
          </table:table-cell>
          <table:table-cell office:value-type="string">
            <text:p>naturale</text:p>
          </table:table-cell>
          <table:table-cell/>
          <table:table-cell office:value-type="string">
            <text:p>circuiti e Microchips</text:p>
          </table:table-cell>
          <table:table-cell office:value-type="string">
            <text:p>silicio, rame</text:p>
          </table:table-cell>
          <table:table-cell table:number-columns-repeated="1019"/>
        </table:table-row>
        <table:table-row table:style-name="ro1">
          <table:table-cell office:value-type="string">
            <text:p>lana</text:p>
          </table:table-cell>
          <table:table-cell office:value-type="string">
            <text:p>naturale</text:p>
          </table:table-cell>
          <table:table-cell/>
          <table:table-cell office:value-type="string">
            <text:p>plastica</text:p>
          </table:table-cell>
          <table:table-cell office:value-type="string">
            <text:p>petrolio</text:p>
          </table:table-cell>
          <table:table-cell table:number-columns-repeated="1019"/>
        </table:table-row>
        <table:table-row table:style-name="ro1">
          <table:table-cell office:value-type="string">
            <text:p>cotone</text:p>
          </table:table-cell>
          <table:table-cell office:value-type="string">
            <text:p>naturale</text:p>
          </table:table-cell>
          <table:table-cell/>
          <table:table-cell office:value-type="string">
            <text:p>prodotti chimici</text:p>
          </table:table-cell>
          <table:table-cell office:value-type="string">
            <text:p>petrolio, ferro, silicio rame</text:p>
          </table:table-cell>
          <table:table-cell table:number-columns-repeated="1019"/>
        </table:table-row>
        <table:table-row table:style-name="ro1">
          <table:table-cell table:number-columns-repeated="3"/>
          <table:table-cell office:value-type="string">
            <text:p>vetro</text:p>
          </table:table-cell>
          <table:table-cell office:value-type="string">
            <text:p>sabbia</text:p>
          </table:table-cell>
          <table:table-cell table:number-columns-repeated="1019"/>
        </table:table-row>
        <table:table-row table:style-name="ro1">
          <table:table-cell office:value-type="string">
            <text:p>posta e pacchi</text:p>
          </table:table-cell>
          <table:table-cell office:value-type="string">
            <text:p>econimica</text:p>
          </table:table-cell>
          <table:table-cell table:number-columns-repeated="1022"/>
        </table:table-row>
        <table:table-row table:style-name="ro1">
          <table:table-cell table:number-columns-repeated="1024"/>
        </table:table-row>
        <table:table-row table:style-name="ro1">
          <table:table-cell office:value-type="string">
            <text:p>ferro</text:p>
          </table:table-cell>
          <table:table-cell office:value-type="string">
            <text:p>mineraria</text:p>
          </table:table-cell>
          <table:table-cell table:number-columns-repeated="1022"/>
        </table:table-row>
        <table:table-row table:style-name="ro1">
          <table:table-cell office:value-type="string">
            <text:p>carbone</text:p>
          </table:table-cell>
          <table:table-cell office:value-type="string">
            <text:p>mineraria</text:p>
          </table:table-cell>
          <table:table-cell table:number-columns-repeated="1022"/>
        </table:table-row>
        <table:table-row table:style-name="ro1">
          <table:table-cell office:value-type="string">
            <text:p>petrolio</text:p>
          </table:table-cell>
          <table:table-cell office:value-type="string">
            <text:p>mineraria</text:p>
          </table:table-cell>
          <table:table-cell table:number-columns-repeated="1022"/>
        </table:table-row>
        <table:table-row table:style-name="ro1">
          <table:table-cell office:value-type="string">
            <text:p>alluminio</text:p>
          </table:table-cell>
          <table:table-cell office:value-type="string">
            <text:p>mineraria</text:p>
          </table:table-cell>
          <table:table-cell table:number-columns-repeated="1022"/>
        </table:table-row>
        <table:table-row table:style-name="ro1">
          <table:table-cell office:value-type="string">
            <text:p>silicio</text:p>
          </table:table-cell>
          <table:table-cell office:value-type="string">
            <text:p>mineraria</text:p>
          </table:table-cell>
          <table:table-cell table:number-columns-repeated="1022"/>
        </table:table-row>
        <table:table-row table:style-name="ro1">
          <table:table-cell office:value-type="string">
            <text:p>rame</text:p>
          </table:table-cell>
          <table:table-cell office:value-type="string">
            <text:p>mineraria</text:p>
          </table:table-cell>
          <table:table-cell table:number-columns-repeated="1022"/>
        </table:table-row>
        <table:table-row table:style-name="ro1">
          <table:table-cell office:value-type="string">
            <text:p>sabbia</text:p>
          </table:table-cell>
          <table:table-cell office:value-type="string">
            <text:p>mineraria</text:p>
          </table:table-cell>
          <table:table-cell table:number-columns-repeated="1022"/>
        </table:table-row>
        <table:table-row table:style-name="ro1">
          <table:table-cell table:number-columns-repeated="1024"/>
        </table:table-row>
        <table:table-row table:style-name="ro1">
          <table:table-cell table:style-name="ce8" office:value-type="string">
            <text:p>dovrei aggiungere il concetto di licenze sui prodotti inoltre le navi devono essere configurate per portare certi prodotti</text:p>
          </table:table-cell>
          <table:table-cell table:number-columns-repeated="1023"/>
        </table:table-row>
        <table:table-row table:style-name="ro1">
          <table:table-cell table:number-columns-repeated="1024"/>
        </table:table-row>
        <table:table-row table:style-name="ro1">
          <table:table-cell table:style-name="ce18" office:value-type="string">
            <text:p>prodotto</text:p>
          </table:table-cell>
          <table:table-cell table:style-name="ce18" office:value-type="string">
            <text:p>prezzo unitario</text:p>
          </table:table-cell>
          <table:table-cell table:style-name="ce18" office:value-type="string">
            <text:p>dwt unitario</text:p>
          </table:table-cell>
          <table:table-cell table:style-name="ce18" office:value-type="string">
            <text:p>prezzo per dwt</text:p>
          </table:table-cell>
          <table:table-cell table:number-columns-repeated="1020"/>
        </table:table-row>
        <table:table-row table:style-name="ro1">
          <table:table-cell table:style-name="ce19" office:value-type="string">
            <text:p>wood</text:p>
          </table:table-cell>
          <table:table-cell table:style-name="ce21" office:value-type="float" office:value="2.2">
            <text:p>2,20</text:p>
          </table:table-cell>
          <table:table-cell office:value-type="float" office:value="4">
            <text:p>4</text:p>
          </table:table-cell>
          <table:table-cell table:style-name="ce22" table:formula="of:=[.B30]/[.C30]" office:value-type="float" office:value="0.55">
            <text:p>0,55</text:p>
          </table:table-cell>
          <table:table-cell table:number-columns-repeated="1020"/>
        </table:table-row>
        <table:table-row table:style-name="ro1">
          <table:table-cell table:style-name="ce20" office:value-type="string">
            <text:p>texile</text:p>
          </table:table-cell>
          <table:table-cell office:value-type="float" office:value="1.7">
            <text:p>1,7</text:p>
          </table:table-cell>
          <table:table-cell office:value-type="float" office:value="3">
            <text:p>3</text:p>
          </table:table-cell>
          <table:table-cell table:style-name="ce22" table:formula="of:=[.B31]/[.C31]" office:value-type="float" office:value="0.566666666666667">
            <text:p>0,57</text:p>
          </table:table-cell>
          <table:table-cell table:number-columns-repeated="1020"/>
        </table:table-row>
        <table:table-row table:style-name="ro1">
          <table:table-cell table:style-name="ce19" office:value-type="string">
            <text:p>metal</text:p>
          </table:table-cell>
          <table:table-cell office:value-type="float" office:value="2.5">
            <text:p>2,5</text:p>
          </table:table-cell>
          <table:table-cell office:value-type="float" office:value="4">
            <text:p>4</text:p>
          </table:table-cell>
          <table:table-cell table:style-name="ce22" table:formula="of:=[.B32]/[.C32]" office:value-type="float" office:value="0.625">
            <text:p>0,63</text:p>
          </table:table-cell>
          <table:table-cell table:number-columns-repeated="1020"/>
        </table:table-row>
        <table:table-row table:style-name="ro1">
          <table:table-cell table:style-name="ce19" office:value-type="string">
            <text:p>food</text:p>
          </table:table-cell>
          <table:table-cell office:value-type="float" office:value="2.6">
            <text:p>2,6</text:p>
          </table:table-cell>
          <table:table-cell office:value-type="float" office:value="4">
            <text:p>4</text:p>
          </table:table-cell>
          <table:table-cell table:style-name="ce22" table:formula="of:=[.B33]/[.C33]" office:value-type="float" office:value="0.65">
            <text:p>0,65</text:p>
          </table:table-cell>
          <table:table-cell table:number-columns-repeated="1020"/>
        </table:table-row>
        <table:table-row table:style-name="ro1">
          <table:table-cell table:style-name="ce19" office:value-type="string">
            <text:p>machine</text:p>
          </table:table-cell>
          <table:table-cell office:value-type="float" office:value="10">
            <text:p>10</text:p>
          </table:table-cell>
          <table:table-cell office:value-type="float" office:value="14">
            <text:p>14</text:p>
          </table:table-cell>
          <table:table-cell table:style-name="ce22" table:formula="of:=[.B34]/[.C34]" office:value-type="float" office:value="0.714285714285714">
            <text:p>0,71</text:p>
          </table:table-cell>
          <table:table-cell table:number-columns-repeated="1020"/>
        </table:table-row>
        <table:table-row table:style-name="ro1">
          <table:table-cell table:style-name="ce19" office:value-type="string">
            <text:p>minerals</text:p>
          </table:table-cell>
          <table:table-cell office:value-type="float" office:value="5.5">
            <text:p>5,5</text:p>
          </table:table-cell>
          <table:table-cell office:value-type="float" office:value="10">
            <text:p>10</text:p>
          </table:table-cell>
          <table:table-cell table:style-name="ce22" table:formula="of:=[.B35]/[.C35]" office:value-type="float" office:value="0.55">
            <text:p>0,55</text:p>
          </table:table-cell>
          <table:table-cell table:number-columns-repeated="1020"/>
        </table:table-row>
        <table:table-row table:style-name="ro1" table:number-rows-repeated="1048540">
          <table:table-cell table:number-columns-repeated="1024"/>
        </table:table-row>
        <table:table-row table:style-name="ro1">
          <table:table-cell table:number-columns-repeated="1024"/>
        </table:table-row>
      </table:table>
      <table:table table:name="carburante" table:style-name="ta5" table:print="false">
        <table:table-column table:style-name="co21" table:default-cell-style-name="Default"/>
        <table:table-column table:style-name="co22" table:default-cell-style-name="Default"/>
        <table:table-column table:style-name="co23" table:default-cell-style-name="Default"/>
        <table:table-column table:style-name="co22" table:default-cell-style-name="Default"/>
        <table:table-column table:style-name="co24" table:default-cell-style-name="Default"/>
        <table:table-column table:style-name="co21" table:number-columns-repeated="3" table:default-cell-style-name="Default"/>
        <table:table-column table:style-name="co25" table:default-cell-style-name="Default"/>
        <table:table-column table:style-name="co21" table:default-cell-style-name="Default"/>
        <table:table-row table:style-name="ro1">
          <table:table-cell table:number-columns-repeated="5"/>
          <table:table-cell table:style-name="ce27" office:value-type="string">
            <text:p>distanza</text:p>
          </table:table-cell>
          <table:table-cell table:style-name="ce29" office:value-type="float" office:value="5000">
            <text:p>5000</text:p>
          </table:table-cell>
          <table:table-cell/>
          <table:table-cell office:value-type="string">
            <text:p>max teu</text:p>
          </table:table-cell>
          <table:table-cell office:value-type="float" office:value="200">
            <text:p>200</text:p>
          </table:table-cell>
        </table:table-row>
        <table:table-row table:style-name="ro1">
          <table:table-cell office:value-type="string">
            <text:p>formula carburante</text:p>
          </table:table-cell>
          <table:table-cell table:number-columns-repeated="4"/>
          <table:table-cell table:style-name="ce27" office:value-type="string">
            <text:p>indice A</text:p>
          </table:table-cell>
          <table:table-cell table:style-name="ce29" office:value-type="float" office:value="0.02">
            <text:p>0,02</text:p>
          </table:table-cell>
          <table:table-cell table:number-columns-repeated="3"/>
        </table:table-row>
        <table:table-row table:style-name="ro1">
          <table:table-cell office:value-type="string">
            <text:p>Velocita^2 * indiceA + Velociata * indiceB</text:p>
          </table:table-cell>
          <table:table-cell table:number-columns-repeated="4"/>
          <table:table-cell table:style-name="ce27" office:value-type="string">
            <text:p>indice B</text:p>
          </table:table-cell>
          <table:table-cell table:style-name="ce29" office:value-type="float" office:value="0.3">
            <text:p>0,3</text:p>
          </table:table-cell>
          <table:table-cell table:number-columns-repeated="3"/>
        </table:table-row>
        <table:table-row table:style-name="ro1">
          <table:table-cell table:number-columns-repeated="5"/>
          <table:table-cell table:style-name="ce27" office:value-type="string">
            <text:p>prezzo</text:p>
          </table:table-cell>
          <table:table-cell table:style-name="ce29" office:value-type="float" office:value="700">
            <text:p>700</text:p>
          </table:table-cell>
          <table:table-cell table:number-columns-repeated="3"/>
        </table:table-row>
        <table:table-row table:style-name="ro1">
          <table:table-cell table:number-columns-repeated="10"/>
        </table:table-row>
        <table:table-row table:style-name="ro10">
          <table:table-cell table:style-name="ce23" office:value-type="string">
            <text:p>Velocita</text:p>
          </table:table-cell>
          <table:table-cell table:style-name="ce23" office:value-type="string">
            <text:p>cosumo per ora</text:p>
          </table:table-cell>
          <table:table-cell table:style-name="ce26" office:value-type="string">
            <text:p>consumo totale su distanza</text:p>
          </table:table-cell>
          <table:table-cell table:style-name="ce23" office:value-type="string">
            <text:p>prezzo totale</text:p>
          </table:table-cell>
          <table:table-cell table:style-name="ce26" office:value-type="string">
            <text:p>prezzo per nodo</text:p>
          </table:table-cell>
          <table:table-cell table:number-columns-repeated="3"/>
          <table:table-cell table:style-name="ce26" office:value-type="string">
            <text:p>prezzo per teu</text:p>
          </table:table-cell>
          <table:table-cell table:style-name="ce26" office:value-type="string">
            <text:p>prezzo per nodo</text:p>
          </table:table-cell>
        </table:table-row>
        <table:table-row table:style-name="ro1">
          <table:table-cell table:style-name="ce24" office:value-type="float" office:value="1">
            <text:p>1</text:p>
          </table:table-cell>
          <table:table-cell table:style-name="ce24" table:formula="of:=POWER([.A7];2) * [.$G$2] + [.A7] *[.$G$3]" office:value-type="float" office:value="0.32">
            <text:p>0,32</text:p>
          </table:table-cell>
          <table:table-cell table:style-name="ce24" table:formula="of:=[.$G$1] / [.A7] *[.B7]" office:value-type="float" office:value="1600">
            <text:p>1600</text:p>
          </table:table-cell>
          <table:table-cell table:style-name="ce24" table:formula="of:=[.C7]*[.$G$4]" office:value-type="float" office:value="1120000">
            <text:p>1120000</text:p>
          </table:table-cell>
          <table:table-cell table:style-name="ce24" table:formula="of:=[.D7]/[.$G$1]" office:value-type="float" office:value="224">
            <text:p>224</text:p>
          </table:table-cell>
          <table:table-cell table:style-name="ce24" table:number-columns-repeated="3"/>
          <table:table-cell table:style-name="ce30" table:formula="of:=[.D7]/[.$J$1]" office:value-type="float" office:value="5600">
            <text:p>5600,00</text:p>
          </table:table-cell>
          <table:table-cell table:style-name="ce30" table:formula="of:=[.E7]/[.$J$1]" office:value-type="float" office:value="1.12">
            <text:p>1,12</text:p>
          </table:table-cell>
        </table:table-row>
        <table:table-row table:style-name="ro1">
          <table:table-cell table:style-name="ce24" table:formula="of:=[.A7]+1" office:value-type="float" office:value="2">
            <text:p>2</text:p>
          </table:table-cell>
          <table:table-cell table:style-name="ce24" table:formula="of:=POWER([.A8];2) * [.$G$2] + [.A8] *[.$G$3]" office:value-type="float" office:value="0.68">
            <text:p>0,68</text:p>
          </table:table-cell>
          <table:table-cell table:style-name="ce24" table:formula="of:=[.$G$1] / [.A8] *[.B8]" office:value-type="float" office:value="1700">
            <text:p>1700</text:p>
          </table:table-cell>
          <table:table-cell table:style-name="ce24" table:formula="of:=[.C8]*[.$G$4]" office:value-type="float" office:value="1190000">
            <text:p>1190000</text:p>
          </table:table-cell>
          <table:table-cell table:style-name="ce24" table:formula="of:=[.D8]/[.$G$1]" office:value-type="float" office:value="238">
            <text:p>238</text:p>
          </table:table-cell>
          <table:table-cell table:style-name="ce24" table:number-columns-repeated="3"/>
          <table:table-cell table:style-name="ce30" table:formula="of:=[.D8]/[.$J$1]" office:value-type="float" office:value="5950">
            <text:p>5950,00</text:p>
          </table:table-cell>
          <table:table-cell table:style-name="ce30" table:formula="of:=[.E8]/[.$J$1]" office:value-type="float" office:value="1.19">
            <text:p>1,19</text:p>
          </table:table-cell>
        </table:table-row>
        <table:table-row table:style-name="ro1">
          <table:table-cell table:style-name="ce24" table:formula="of:=[.A8]+1" office:value-type="float" office:value="3">
            <text:p>3</text:p>
          </table:table-cell>
          <table:table-cell table:style-name="ce24" table:formula="of:=POWER([.A9];2) * [.$G$2] + [.A9] *[.$G$3]" office:value-type="float" office:value="1.08">
            <text:p>1,08</text:p>
          </table:table-cell>
          <table:table-cell table:style-name="ce24" table:formula="of:=[.$G$1] / [.A9] *[.B9]" office:value-type="float" office:value="1800">
            <text:p>1800</text:p>
          </table:table-cell>
          <table:table-cell table:style-name="ce24" table:formula="of:=[.C9]*[.$G$4]" office:value-type="float" office:value="1260000">
            <text:p>1260000</text:p>
          </table:table-cell>
          <table:table-cell table:style-name="ce24" table:formula="of:=[.D9]/[.$G$1]" office:value-type="float" office:value="252">
            <text:p>252</text:p>
          </table:table-cell>
          <table:table-cell table:style-name="ce24" table:number-columns-repeated="3"/>
          <table:table-cell table:style-name="ce30" table:formula="of:=[.D9]/[.$J$1]" office:value-type="float" office:value="6300">
            <text:p>6300,00</text:p>
          </table:table-cell>
          <table:table-cell table:style-name="ce30" table:formula="of:=[.E9]/[.$J$1]" office:value-type="float" office:value="1.26">
            <text:p>1,26</text:p>
          </table:table-cell>
        </table:table-row>
        <table:table-row table:style-name="ro1">
          <table:table-cell table:style-name="ce24" table:formula="of:=[.A9]+1" office:value-type="float" office:value="4">
            <text:p>4</text:p>
          </table:table-cell>
          <table:table-cell table:style-name="ce24" table:formula="of:=POWER([.A10];2) * [.$G$2] + [.A10] *[.$G$3]" office:value-type="float" office:value="1.52">
            <text:p>1,52</text:p>
          </table:table-cell>
          <table:table-cell table:style-name="ce24" table:formula="of:=[.$G$1] / [.A10] *[.B10]" office:value-type="float" office:value="1900">
            <text:p>1900</text:p>
          </table:table-cell>
          <table:table-cell table:style-name="ce24" table:formula="of:=[.C10]*[.$G$4]" office:value-type="float" office:value="1330000">
            <text:p>1330000</text:p>
          </table:table-cell>
          <table:table-cell table:style-name="ce24" table:formula="of:=[.D10]/[.$G$1]" office:value-type="float" office:value="266">
            <text:p>266</text:p>
          </table:table-cell>
          <table:table-cell table:style-name="ce24" table:number-columns-repeated="3"/>
          <table:table-cell table:style-name="ce30" table:formula="of:=[.D10]/[.$J$1]" office:value-type="float" office:value="6650">
            <text:p>6650,00</text:p>
          </table:table-cell>
          <table:table-cell table:style-name="ce30" table:formula="of:=[.E10]/[.$J$1]" office:value-type="float" office:value="1.33">
            <text:p>1,33</text:p>
          </table:table-cell>
        </table:table-row>
        <table:table-row table:style-name="ro1">
          <table:table-cell table:style-name="ce24" table:formula="of:=[.A10]+1" office:value-type="float" office:value="5">
            <text:p>5</text:p>
          </table:table-cell>
          <table:table-cell table:style-name="ce24" table:formula="of:=POWER([.A11];2) * [.$G$2] + [.A11] *[.$G$3]" office:value-type="float" office:value="2">
            <text:p>2</text:p>
          </table:table-cell>
          <table:table-cell table:style-name="ce24" table:formula="of:=[.$G$1] / [.A11] *[.B11]" office:value-type="float" office:value="2000">
            <text:p>2000</text:p>
          </table:table-cell>
          <table:table-cell table:style-name="ce24" table:formula="of:=[.C11]*[.$G$4]" office:value-type="float" office:value="1400000">
            <text:p>1400000</text:p>
          </table:table-cell>
          <table:table-cell table:style-name="ce24" table:formula="of:=[.D11]/[.$G$1]" office:value-type="float" office:value="280">
            <text:p>280</text:p>
          </table:table-cell>
          <table:table-cell table:style-name="ce24" table:number-columns-repeated="3"/>
          <table:table-cell table:style-name="ce30" table:formula="of:=[.D11]/[.$J$1]" office:value-type="float" office:value="7000">
            <text:p>7000,00</text:p>
          </table:table-cell>
          <table:table-cell table:style-name="ce30" table:formula="of:=[.E11]/[.$J$1]" office:value-type="float" office:value="1.4">
            <text:p>1,40</text:p>
          </table:table-cell>
        </table:table-row>
        <table:table-row table:style-name="ro1">
          <table:table-cell table:style-name="ce24" table:formula="of:=[.A11]+1" office:value-type="float" office:value="6">
            <text:p>6</text:p>
          </table:table-cell>
          <table:table-cell table:style-name="ce24" table:formula="of:=POWER([.A12];2) * [.$G$2] + [.A12] *[.$G$3]" office:value-type="float" office:value="2.52">
            <text:p>2,52</text:p>
          </table:table-cell>
          <table:table-cell table:style-name="ce24" table:formula="of:=[.$G$1] / [.A12] *[.B12]" office:value-type="float" office:value="2100">
            <text:p>2100</text:p>
          </table:table-cell>
          <table:table-cell table:style-name="ce24" table:formula="of:=[.C12]*[.$G$4]" office:value-type="float" office:value="1470000">
            <text:p>1470000</text:p>
          </table:table-cell>
          <table:table-cell table:style-name="ce24" table:formula="of:=[.D12]/[.$G$1]" office:value-type="float" office:value="294">
            <text:p>294</text:p>
          </table:table-cell>
          <table:table-cell table:style-name="ce24" table:number-columns-repeated="3"/>
          <table:table-cell table:style-name="ce30" table:formula="of:=[.D12]/[.$J$1]" office:value-type="float" office:value="7350">
            <text:p>7350,00</text:p>
          </table:table-cell>
          <table:table-cell table:style-name="ce30" table:formula="of:=[.E12]/[.$J$1]" office:value-type="float" office:value="1.47">
            <text:p>1,47</text:p>
          </table:table-cell>
        </table:table-row>
        <table:table-row table:style-name="ro1">
          <table:table-cell table:style-name="ce24" table:formula="of:=[.A12]+1" office:value-type="float" office:value="7">
            <text:p>7</text:p>
          </table:table-cell>
          <table:table-cell table:style-name="ce24" table:formula="of:=POWER([.A13];2) * [.$G$2] + [.A13] *[.$G$3]" office:value-type="float" office:value="3.08">
            <text:p>3,08</text:p>
          </table:table-cell>
          <table:table-cell table:style-name="ce24" table:formula="of:=[.$G$1] / [.A13] *[.B13]" office:value-type="float" office:value="2200">
            <text:p>2200</text:p>
          </table:table-cell>
          <table:table-cell table:style-name="ce24" table:formula="of:=[.C13]*[.$G$4]" office:value-type="float" office:value="1540000">
            <text:p>1540000</text:p>
          </table:table-cell>
          <table:table-cell table:style-name="ce24" table:formula="of:=[.D13]/[.$G$1]" office:value-type="float" office:value="308">
            <text:p>308</text:p>
          </table:table-cell>
          <table:table-cell table:style-name="ce24" table:number-columns-repeated="3"/>
          <table:table-cell table:style-name="ce30" table:formula="of:=[.D13]/[.$J$1]" office:value-type="float" office:value="7700">
            <text:p>7700,00</text:p>
          </table:table-cell>
          <table:table-cell table:style-name="ce30" table:formula="of:=[.E13]/[.$J$1]" office:value-type="float" office:value="1.54">
            <text:p>1,54</text:p>
          </table:table-cell>
        </table:table-row>
        <table:table-row table:style-name="ro1">
          <table:table-cell table:style-name="ce24" table:formula="of:=[.A13]+1" office:value-type="float" office:value="8">
            <text:p>8</text:p>
          </table:table-cell>
          <table:table-cell table:style-name="ce24" table:formula="of:=POWER([.A14];2) * [.$G$2] + [.A14] *[.$G$3]" office:value-type="float" office:value="3.68">
            <text:p>3,68</text:p>
          </table:table-cell>
          <table:table-cell table:style-name="ce24" table:formula="of:=[.$G$1] / [.A14] *[.B14]" office:value-type="float" office:value="2300">
            <text:p>2300</text:p>
          </table:table-cell>
          <table:table-cell table:style-name="ce24" table:formula="of:=[.C14]*[.$G$4]" office:value-type="float" office:value="1610000">
            <text:p>1610000</text:p>
          </table:table-cell>
          <table:table-cell table:style-name="ce24" table:formula="of:=[.D14]/[.$G$1]" office:value-type="float" office:value="322">
            <text:p>322</text:p>
          </table:table-cell>
          <table:table-cell table:style-name="ce24" table:number-columns-repeated="3"/>
          <table:table-cell table:style-name="ce30" table:formula="of:=[.D14]/[.$J$1]" office:value-type="float" office:value="8050">
            <text:p>8050,00</text:p>
          </table:table-cell>
          <table:table-cell table:style-name="ce30" table:formula="of:=[.E14]/[.$J$1]" office:value-type="float" office:value="1.61">
            <text:p>1,61</text:p>
          </table:table-cell>
        </table:table-row>
        <table:table-row table:style-name="ro1">
          <table:table-cell table:style-name="ce24" table:formula="of:=[.A14]+1" office:value-type="float" office:value="9">
            <text:p>9</text:p>
          </table:table-cell>
          <table:table-cell table:style-name="ce24" table:formula="of:=POWER([.A15];2) * [.$G$2] + [.A15] *[.$G$3]" office:value-type="float" office:value="4.32">
            <text:p>4,32</text:p>
          </table:table-cell>
          <table:table-cell table:style-name="ce24" table:formula="of:=[.$G$1] / [.A15] *[.B15]" office:value-type="float" office:value="2400">
            <text:p>2400</text:p>
          </table:table-cell>
          <table:table-cell table:style-name="ce24" table:formula="of:=[.C15]*[.$G$4]" office:value-type="float" office:value="1680000">
            <text:p>1680000</text:p>
          </table:table-cell>
          <table:table-cell table:style-name="ce24" table:formula="of:=[.D15]/[.$G$1]" office:value-type="float" office:value="336">
            <text:p>336</text:p>
          </table:table-cell>
          <table:table-cell table:style-name="ce24" table:number-columns-repeated="3"/>
          <table:table-cell table:style-name="ce30" table:formula="of:=[.D15]/[.$J$1]" office:value-type="float" office:value="8400">
            <text:p>8400,00</text:p>
          </table:table-cell>
          <table:table-cell table:style-name="ce30" table:formula="of:=[.E15]/[.$J$1]" office:value-type="float" office:value="1.68">
            <text:p>1,68</text:p>
          </table:table-cell>
        </table:table-row>
        <table:table-row table:style-name="ro1">
          <table:table-cell table:style-name="ce24" table:formula="of:=[.A15]+1" office:value-type="float" office:value="10">
            <text:p>10</text:p>
          </table:table-cell>
          <table:table-cell table:style-name="ce24" table:formula="of:=POWER([.A16];2) * [.$G$2] + [.A16] *[.$G$3]" office:value-type="float" office:value="5">
            <text:p>5</text:p>
          </table:table-cell>
          <table:table-cell table:style-name="ce24" table:formula="of:=[.$G$1] / [.A16] *[.B16]" office:value-type="float" office:value="2500">
            <text:p>2500</text:p>
          </table:table-cell>
          <table:table-cell table:style-name="ce24" table:formula="of:=[.C16]*[.$G$4]" office:value-type="float" office:value="1750000">
            <text:p>1750000</text:p>
          </table:table-cell>
          <table:table-cell table:style-name="ce24" table:formula="of:=[.D16]/[.$G$1]" office:value-type="float" office:value="350">
            <text:p>350</text:p>
          </table:table-cell>
          <table:table-cell table:style-name="ce24" table:number-columns-repeated="3"/>
          <table:table-cell table:style-name="ce30" table:formula="of:=[.D16]/[.$J$1]" office:value-type="float" office:value="8750">
            <text:p>8750,00</text:p>
          </table:table-cell>
          <table:table-cell table:style-name="ce30" table:formula="of:=[.E16]/[.$J$1]" office:value-type="float" office:value="1.75">
            <text:p>1,75</text:p>
          </table:table-cell>
        </table:table-row>
        <table:table-row table:style-name="ro1">
          <table:table-cell table:style-name="ce24" table:formula="of:=[.A16]+1" office:value-type="float" office:value="11">
            <text:p>11</text:p>
          </table:table-cell>
          <table:table-cell table:style-name="ce24" table:formula="of:=POWER([.A17];2) * [.$G$2] + [.A17] *[.$G$3]" office:value-type="float" office:value="5.72">
            <text:p>5,72</text:p>
          </table:table-cell>
          <table:table-cell table:style-name="ce24" table:formula="of:=[.$G$1] / [.A17] *[.B17]" office:value-type="float" office:value="2600">
            <text:p>2600</text:p>
          </table:table-cell>
          <table:table-cell table:style-name="ce24" table:formula="of:=[.C17]*[.$G$4]" office:value-type="float" office:value="1820000">
            <text:p>1820000</text:p>
          </table:table-cell>
          <table:table-cell table:style-name="ce24" table:formula="of:=[.D17]/[.$G$1]" office:value-type="float" office:value="364">
            <text:p>364</text:p>
          </table:table-cell>
          <table:table-cell table:style-name="ce24" table:number-columns-repeated="3"/>
          <table:table-cell table:style-name="ce30" table:formula="of:=[.D17]/[.$J$1]" office:value-type="float" office:value="9100">
            <text:p>9100,00</text:p>
          </table:table-cell>
          <table:table-cell table:style-name="ce30" table:formula="of:=[.E17]/[.$J$1]" office:value-type="float" office:value="1.82">
            <text:p>1,82</text:p>
          </table:table-cell>
        </table:table-row>
        <table:table-row table:style-name="ro1">
          <table:table-cell table:style-name="ce24" table:formula="of:=[.A17]+1" office:value-type="float" office:value="12">
            <text:p>12</text:p>
          </table:table-cell>
          <table:table-cell table:style-name="ce24" table:formula="of:=POWER([.A18];2) * [.$G$2] + [.A18] *[.$G$3]" office:value-type="float" office:value="6.48">
            <text:p>6,48</text:p>
          </table:table-cell>
          <table:table-cell table:style-name="ce24" table:formula="of:=[.$G$1] / [.A18] *[.B18]" office:value-type="float" office:value="2700">
            <text:p>2700</text:p>
          </table:table-cell>
          <table:table-cell table:style-name="ce24" table:formula="of:=[.C18]*[.$G$4]" office:value-type="float" office:value="1890000">
            <text:p>1890000</text:p>
          </table:table-cell>
          <table:table-cell table:style-name="ce24" table:formula="of:=[.D18]/[.$G$1]" office:value-type="float" office:value="378">
            <text:p>378</text:p>
          </table:table-cell>
          <table:table-cell table:style-name="ce24" table:number-columns-repeated="3"/>
          <table:table-cell table:style-name="ce30" table:formula="of:=[.D18]/[.$J$1]" office:value-type="float" office:value="9450">
            <text:p>9450,00</text:p>
          </table:table-cell>
          <table:table-cell table:style-name="ce30" table:formula="of:=[.E18]/[.$J$1]" office:value-type="float" office:value="1.89">
            <text:p>1,89</text:p>
          </table:table-cell>
        </table:table-row>
        <table:table-row table:style-name="ro1">
          <table:table-cell table:style-name="ce24" table:formula="of:=[.A18]+1" office:value-type="float" office:value="13">
            <text:p>13</text:p>
          </table:table-cell>
          <table:table-cell table:style-name="ce24" table:formula="of:=POWER([.A19];2) * [.$G$2] + [.A19] *[.$G$3]" office:value-type="float" office:value="7.28">
            <text:p>7,28</text:p>
          </table:table-cell>
          <table:table-cell table:style-name="ce24" table:formula="of:=[.$G$1] / [.A19] *[.B19]" office:value-type="float" office:value="2800">
            <text:p>2800</text:p>
          </table:table-cell>
          <table:table-cell table:style-name="ce24" table:formula="of:=[.C19]*[.$G$4]" office:value-type="float" office:value="1960000">
            <text:p>1960000</text:p>
          </table:table-cell>
          <table:table-cell table:style-name="ce24" table:formula="of:=[.D19]/[.$G$1]" office:value-type="float" office:value="392">
            <text:p>392</text:p>
          </table:table-cell>
          <table:table-cell table:style-name="ce24" table:number-columns-repeated="3"/>
          <table:table-cell table:style-name="ce30" table:formula="of:=[.D19]/[.$J$1]" office:value-type="float" office:value="9800">
            <text:p>9800,00</text:p>
          </table:table-cell>
          <table:table-cell table:style-name="ce30" table:formula="of:=[.E19]/[.$J$1]" office:value-type="float" office:value="1.96">
            <text:p>1,96</text:p>
          </table:table-cell>
        </table:table-row>
        <table:table-row table:style-name="ro1">
          <table:table-cell table:style-name="ce24" table:formula="of:=[.A19]+1" office:value-type="float" office:value="14">
            <text:p>14</text:p>
          </table:table-cell>
          <table:table-cell table:style-name="ce24" table:formula="of:=POWER([.A20];2) * [.$G$2] + [.A20] *[.$G$3]" office:value-type="float" office:value="8.12">
            <text:p>8,12</text:p>
          </table:table-cell>
          <table:table-cell table:style-name="ce24" table:formula="of:=[.$G$1] / [.A20] *[.B20]" office:value-type="float" office:value="2900">
            <text:p>2900</text:p>
          </table:table-cell>
          <table:table-cell table:style-name="ce24" table:formula="of:=[.C20]*[.$G$4]" office:value-type="float" office:value="2030000">
            <text:p>2030000</text:p>
          </table:table-cell>
          <table:table-cell table:style-name="ce24" table:formula="of:=[.D20]/[.$G$1]" office:value-type="float" office:value="406">
            <text:p>406</text:p>
          </table:table-cell>
          <table:table-cell table:style-name="ce24" table:number-columns-repeated="3"/>
          <table:table-cell table:style-name="ce30" table:formula="of:=[.D20]/[.$J$1]" office:value-type="float" office:value="10150">
            <text:p>10150,00</text:p>
          </table:table-cell>
          <table:table-cell table:style-name="ce30" table:formula="of:=[.E20]/[.$J$1]" office:value-type="float" office:value="2.03">
            <text:p>2,03</text:p>
          </table:table-cell>
        </table:table-row>
        <table:table-row table:style-name="ro1">
          <table:table-cell table:style-name="ce24" table:formula="of:=[.A20]+1" office:value-type="float" office:value="15">
            <text:p>15</text:p>
          </table:table-cell>
          <table:table-cell table:style-name="ce24" table:formula="of:=POWER([.A21];2) * [.$G$2] + [.A21] *[.$G$3]" office:value-type="float" office:value="9">
            <text:p>9</text:p>
          </table:table-cell>
          <table:table-cell table:style-name="ce24" table:formula="of:=[.$G$1] / [.A21] *[.B21]" office:value-type="float" office:value="3000">
            <text:p>3000</text:p>
          </table:table-cell>
          <table:table-cell table:style-name="ce24" table:formula="of:=[.C21]*[.$G$4]" office:value-type="float" office:value="2100000">
            <text:p>2100000</text:p>
          </table:table-cell>
          <table:table-cell table:style-name="ce24" table:formula="of:=[.D21]/[.$G$1]" office:value-type="float" office:value="420">
            <text:p>420</text:p>
          </table:table-cell>
          <table:table-cell table:style-name="ce24" table:number-columns-repeated="3"/>
          <table:table-cell table:style-name="ce30" table:formula="of:=[.D21]/[.$J$1]" office:value-type="float" office:value="10500">
            <text:p>10500,00</text:p>
          </table:table-cell>
          <table:table-cell table:style-name="ce30" table:formula="of:=[.E21]/[.$J$1]" office:value-type="float" office:value="2.1">
            <text:p>2,10</text:p>
          </table:table-cell>
        </table:table-row>
        <table:table-row table:style-name="ro1">
          <table:table-cell table:style-name="ce24" table:formula="of:=[.A21]+1" office:value-type="float" office:value="16">
            <text:p>16</text:p>
          </table:table-cell>
          <table:table-cell table:style-name="ce24" table:formula="of:=POWER([.A22];2) * [.$G$2] + [.A22] *[.$G$3]" office:value-type="float" office:value="9.92">
            <text:p>9,92</text:p>
          </table:table-cell>
          <table:table-cell table:style-name="ce24" table:formula="of:=[.$G$1] / [.A22] *[.B22]" office:value-type="float" office:value="3100">
            <text:p>3100</text:p>
          </table:table-cell>
          <table:table-cell table:style-name="ce24" table:formula="of:=[.C22]*[.$G$4]" office:value-type="float" office:value="2170000">
            <text:p>2170000</text:p>
          </table:table-cell>
          <table:table-cell table:style-name="ce24" table:formula="of:=[.D22]/[.$G$1]" office:value-type="float" office:value="434">
            <text:p>434</text:p>
          </table:table-cell>
          <table:table-cell table:style-name="ce24" table:number-columns-repeated="3"/>
          <table:table-cell table:style-name="ce30" table:formula="of:=[.D22]/[.$J$1]" office:value-type="float" office:value="10850">
            <text:p>10850,00</text:p>
          </table:table-cell>
          <table:table-cell table:style-name="ce30" table:formula="of:=[.E22]/[.$J$1]" office:value-type="float" office:value="2.17">
            <text:p>2,17</text:p>
          </table:table-cell>
        </table:table-row>
        <table:table-row table:style-name="ro1">
          <table:table-cell table:style-name="ce25" table:formula="of:=[.A22]+1" office:value-type="float" office:value="17">
            <text:p>17</text:p>
          </table:table-cell>
          <table:table-cell table:style-name="ce25" table:formula="of:=POWER([.A23];2) * [.$G$2] + [.A23] *[.$G$3]" office:value-type="float" office:value="10.88">
            <text:p>10,88</text:p>
          </table:table-cell>
          <table:table-cell table:style-name="ce25" table:formula="of:=[.$G$1] / [.A23] *[.B23]" office:value-type="float" office:value="3200">
            <text:p>3200</text:p>
          </table:table-cell>
          <table:table-cell table:style-name="ce25" table:formula="of:=[.C23]*[.$G$4]" office:value-type="float" office:value="2240000">
            <text:p>2240000</text:p>
          </table:table-cell>
          <table:table-cell table:style-name="ce25" table:formula="of:=[.D23]/[.$G$1]" office:value-type="float" office:value="448">
            <text:p>448</text:p>
          </table:table-cell>
          <table:table-cell table:style-name="ce28" table:number-columns-repeated="3"/>
          <table:table-cell table:style-name="ce31" table:formula="of:=[.D23]/[.$J$1]" office:value-type="float" office:value="11200">
            <text:p>11200,00</text:p>
          </table:table-cell>
          <table:table-cell table:style-name="ce31" table:formula="of:=[.E23]/[.$J$1]" office:value-type="float" office:value="2.24">
            <text:p>2,24</text:p>
          </table:table-cell>
        </table:table-row>
        <table:table-row table:style-name="ro1">
          <table:table-cell table:style-name="ce24" table:formula="of:=[.A23]+1" office:value-type="float" office:value="18">
            <text:p>18</text:p>
          </table:table-cell>
          <table:table-cell table:style-name="ce24" table:formula="of:=POWER([.A24];2) * [.$G$2] + [.A24] *[.$G$3]" office:value-type="float" office:value="11.88">
            <text:p>11,88</text:p>
          </table:table-cell>
          <table:table-cell table:style-name="ce24" table:formula="of:=[.$G$1] / [.A24] *[.B24]" office:value-type="float" office:value="3300">
            <text:p>3300</text:p>
          </table:table-cell>
          <table:table-cell table:style-name="ce24" table:formula="of:=[.C24]*[.$G$4]" office:value-type="float" office:value="2310000">
            <text:p>2310000</text:p>
          </table:table-cell>
          <table:table-cell table:style-name="ce24" table:formula="of:=[.D24]/[.$G$1]" office:value-type="float" office:value="462">
            <text:p>462</text:p>
          </table:table-cell>
          <table:table-cell table:style-name="ce24" table:number-columns-repeated="3"/>
          <table:table-cell table:style-name="ce30" table:formula="of:=[.D24]/[.$J$1]" office:value-type="float" office:value="11550">
            <text:p>11550,00</text:p>
          </table:table-cell>
          <table:table-cell table:style-name="ce30" table:formula="of:=[.E24]/[.$J$1]" office:value-type="float" office:value="2.31">
            <text:p>2,31</text:p>
          </table:table-cell>
        </table:table-row>
        <table:table-row table:style-name="ro1">
          <table:table-cell table:style-name="ce24" table:formula="of:=[.A24]+1" office:value-type="float" office:value="19">
            <text:p>19</text:p>
          </table:table-cell>
          <table:table-cell table:style-name="ce24" table:formula="of:=POWER([.A25];2) * [.$G$2] + [.A25] *[.$G$3]" office:value-type="float" office:value="12.92">
            <text:p>12,92</text:p>
          </table:table-cell>
          <table:table-cell table:style-name="ce24" table:formula="of:=[.$G$1] / [.A25] *[.B25]" office:value-type="float" office:value="3400">
            <text:p>3400</text:p>
          </table:table-cell>
          <table:table-cell table:style-name="ce24" table:formula="of:=[.C25]*[.$G$4]" office:value-type="float" office:value="2380000">
            <text:p>2380000</text:p>
          </table:table-cell>
          <table:table-cell table:style-name="ce24" table:formula="of:=[.D25]/[.$G$1]" office:value-type="float" office:value="476">
            <text:p>476</text:p>
          </table:table-cell>
          <table:table-cell table:style-name="ce24" table:number-columns-repeated="3"/>
          <table:table-cell table:style-name="ce30" table:formula="of:=[.D25]/[.$J$1]" office:value-type="float" office:value="11900">
            <text:p>11900,00</text:p>
          </table:table-cell>
          <table:table-cell table:style-name="ce30" table:formula="of:=[.E25]/[.$J$1]" office:value-type="float" office:value="2.38">
            <text:p>2,38</text:p>
          </table:table-cell>
        </table:table-row>
        <table:table-row table:style-name="ro1">
          <table:table-cell table:style-name="ce24" table:formula="of:=[.A25]+1" office:value-type="float" office:value="20">
            <text:p>20</text:p>
          </table:table-cell>
          <table:table-cell table:style-name="ce24" table:formula="of:=POWER([.A26];2) * [.$G$2] + [.A26] *[.$G$3]" office:value-type="float" office:value="14">
            <text:p>14</text:p>
          </table:table-cell>
          <table:table-cell table:style-name="ce24" table:formula="of:=[.$G$1] / [.A26] *[.B26]" office:value-type="float" office:value="3500">
            <text:p>3500</text:p>
          </table:table-cell>
          <table:table-cell table:style-name="ce24" table:formula="of:=[.C26]*[.$G$4]" office:value-type="float" office:value="2450000">
            <text:p>2450000</text:p>
          </table:table-cell>
          <table:table-cell table:style-name="ce24" table:formula="of:=[.D26]/[.$G$1]" office:value-type="float" office:value="490">
            <text:p>490</text:p>
          </table:table-cell>
          <table:table-cell table:style-name="ce24" table:number-columns-repeated="3"/>
          <table:table-cell table:style-name="ce30" table:formula="of:=[.D26]/[.$J$1]" office:value-type="float" office:value="12250">
            <text:p>12250,00</text:p>
          </table:table-cell>
          <table:table-cell table:style-name="ce30" table:formula="of:=[.E26]/[.$J$1]" office:value-type="float" office:value="2.45">
            <text:p>2,45</text:p>
          </table:table-cell>
        </table:table-row>
        <table:table-row table:style-name="ro1">
          <table:table-cell table:style-name="ce24" table:formula="of:=[.A26]+1" office:value-type="float" office:value="21">
            <text:p>21</text:p>
          </table:table-cell>
          <table:table-cell table:style-name="ce24" table:formula="of:=POWER([.A27];2) * [.$G$2] + [.A27] *[.$G$3]" office:value-type="float" office:value="15.12">
            <text:p>15,12</text:p>
          </table:table-cell>
          <table:table-cell table:style-name="ce24" table:formula="of:=[.$G$1] / [.A27] *[.B27]" office:value-type="float" office:value="3600">
            <text:p>3600</text:p>
          </table:table-cell>
          <table:table-cell table:style-name="ce24" table:formula="of:=[.C27]*[.$G$4]" office:value-type="float" office:value="2520000">
            <text:p>2520000</text:p>
          </table:table-cell>
          <table:table-cell table:style-name="ce24" table:formula="of:=[.D27]/[.$G$1]" office:value-type="float" office:value="504">
            <text:p>504</text:p>
          </table:table-cell>
          <table:table-cell table:style-name="ce24" table:number-columns-repeated="3"/>
          <table:table-cell table:style-name="ce30" table:formula="of:=[.D27]/[.$J$1]" office:value-type="float" office:value="12600">
            <text:p>12600,00</text:p>
          </table:table-cell>
          <table:table-cell table:style-name="ce30" table:formula="of:=[.E27]/[.$J$1]" office:value-type="float" office:value="2.52">
            <text:p>2,52</text:p>
          </table:table-cell>
        </table:table-row>
        <table:table-row table:style-name="ro1">
          <table:table-cell table:style-name="ce24" table:formula="of:=[.A27]+1" office:value-type="float" office:value="22">
            <text:p>22</text:p>
          </table:table-cell>
          <table:table-cell table:style-name="ce24" table:formula="of:=POWER([.A28];2) * [.$G$2] + [.A28] *[.$G$3]" office:value-type="float" office:value="16.28">
            <text:p>16,28</text:p>
          </table:table-cell>
          <table:table-cell table:style-name="ce24" table:formula="of:=[.$G$1] / [.A28] *[.B28]" office:value-type="float" office:value="3700">
            <text:p>3700</text:p>
          </table:table-cell>
          <table:table-cell table:style-name="ce24" table:formula="of:=[.C28]*[.$G$4]" office:value-type="float" office:value="2590000">
            <text:p>2590000</text:p>
          </table:table-cell>
          <table:table-cell table:style-name="ce24" table:formula="of:=[.D28]/[.$G$1]" office:value-type="float" office:value="518">
            <text:p>518</text:p>
          </table:table-cell>
          <table:table-cell table:style-name="ce24" table:number-columns-repeated="3"/>
          <table:table-cell table:style-name="ce30" table:formula="of:=[.D28]/[.$J$1]" office:value-type="float" office:value="12950">
            <text:p>12950,00</text:p>
          </table:table-cell>
          <table:table-cell table:style-name="ce30" table:formula="of:=[.E28]/[.$J$1]" office:value-type="float" office:value="2.59">
            <text:p>2,59</text:p>
          </table:table-cell>
        </table:table-row>
        <table:table-row table:style-name="ro1">
          <table:table-cell table:style-name="ce24" table:formula="of:=[.A28]+1" office:value-type="float" office:value="23">
            <text:p>23</text:p>
          </table:table-cell>
          <table:table-cell table:style-name="ce24" table:formula="of:=POWER([.A29];2) * [.$G$2] + [.A29] *[.$G$3]" office:value-type="float" office:value="17.48">
            <text:p>17,48</text:p>
          </table:table-cell>
          <table:table-cell table:style-name="ce24" table:formula="of:=[.$G$1] / [.A29] *[.B29]" office:value-type="float" office:value="3800">
            <text:p>3800</text:p>
          </table:table-cell>
          <table:table-cell table:style-name="ce24" table:formula="of:=[.C29]*[.$G$4]" office:value-type="float" office:value="2660000">
            <text:p>2660000</text:p>
          </table:table-cell>
          <table:table-cell table:style-name="ce24" table:formula="of:=[.D29]/[.$G$1]" office:value-type="float" office:value="532">
            <text:p>532</text:p>
          </table:table-cell>
          <table:table-cell table:style-name="ce24" table:number-columns-repeated="3"/>
          <table:table-cell table:style-name="ce30" table:formula="of:=[.D29]/[.$J$1]" office:value-type="float" office:value="13300">
            <text:p>13300,00</text:p>
          </table:table-cell>
          <table:table-cell table:style-name="ce30" table:formula="of:=[.E29]/[.$J$1]" office:value-type="float" office:value="2.66">
            <text:p>2,66</text:p>
          </table:table-cell>
        </table:table-row>
        <table:table-row table:style-name="ro1">
          <table:table-cell table:style-name="ce24" table:formula="of:=[.A29]+1" office:value-type="float" office:value="24">
            <text:p>24</text:p>
          </table:table-cell>
          <table:table-cell table:style-name="ce24" table:formula="of:=POWER([.A30];2) * [.$G$2] + [.A30] *[.$G$3]" office:value-type="float" office:value="18.72">
            <text:p>18,72</text:p>
          </table:table-cell>
          <table:table-cell table:style-name="ce24" table:formula="of:=[.$G$1] / [.A30] *[.B30]" office:value-type="float" office:value="3900">
            <text:p>3900</text:p>
          </table:table-cell>
          <table:table-cell table:style-name="ce24" table:formula="of:=[.C30]*[.$G$4]" office:value-type="float" office:value="2730000">
            <text:p>2730000</text:p>
          </table:table-cell>
          <table:table-cell table:style-name="ce24" table:formula="of:=[.D30]/[.$G$1]" office:value-type="float" office:value="546">
            <text:p>546</text:p>
          </table:table-cell>
          <table:table-cell table:style-name="ce24" table:number-columns-repeated="3"/>
          <table:table-cell table:style-name="ce30" table:formula="of:=[.D30]/[.$J$1]" office:value-type="float" office:value="13650">
            <text:p>13650,00</text:p>
          </table:table-cell>
          <table:table-cell table:style-name="ce30" table:formula="of:=[.E30]/[.$J$1]" office:value-type="float" office:value="2.73">
            <text:p>2,73</text:p>
          </table:table-cell>
        </table:table-row>
        <table:table-row table:style-name="ro1">
          <table:table-cell table:style-name="ce24" table:formula="of:=[.A30]+1" office:value-type="float" office:value="25">
            <text:p>25</text:p>
          </table:table-cell>
          <table:table-cell table:style-name="ce24" table:formula="of:=POWER([.A31];2) * [.$G$2] + [.A31] *[.$G$3]" office:value-type="float" office:value="20">
            <text:p>20</text:p>
          </table:table-cell>
          <table:table-cell table:style-name="ce24" table:formula="of:=[.$G$1] / [.A31] *[.B31]" office:value-type="float" office:value="4000">
            <text:p>4000</text:p>
          </table:table-cell>
          <table:table-cell table:style-name="ce24" table:formula="of:=[.C31]*[.$G$4]" office:value-type="float" office:value="2800000">
            <text:p>2800000</text:p>
          </table:table-cell>
          <table:table-cell table:style-name="ce24" table:formula="of:=[.D31]/[.$G$1]" office:value-type="float" office:value="560">
            <text:p>560</text:p>
          </table:table-cell>
          <table:table-cell table:style-name="ce24" table:number-columns-repeated="3"/>
          <table:table-cell table:style-name="ce30" table:formula="of:=[.D31]/[.$J$1]" office:value-type="float" office:value="14000">
            <text:p>14000,00</text:p>
          </table:table-cell>
          <table:table-cell table:style-name="ce30" table:formula="of:=[.E31]/[.$J$1]" office:value-type="float" office:value="2.8">
            <text:p>2,80</text:p>
          </table:table-cell>
        </table:table-row>
        <table:table-row table:style-name="ro1">
          <table:table-cell table:style-name="ce24" table:formula="of:=[.A31]+1" office:value-type="float" office:value="26">
            <text:p>26</text:p>
          </table:table-cell>
          <table:table-cell table:style-name="ce24" table:formula="of:=POWER([.A32];2) * [.$G$2] + [.A32] *[.$G$3]" office:value-type="float" office:value="21.32">
            <text:p>21,32</text:p>
          </table:table-cell>
          <table:table-cell table:style-name="ce24" table:formula="of:=[.$G$1] / [.A32] *[.B32]" office:value-type="float" office:value="4100">
            <text:p>4100</text:p>
          </table:table-cell>
          <table:table-cell table:style-name="ce24" table:formula="of:=[.C32]*[.$G$4]" office:value-type="float" office:value="2870000">
            <text:p>2870000</text:p>
          </table:table-cell>
          <table:table-cell table:style-name="ce24" table:formula="of:=[.D32]/[.$G$1]" office:value-type="float" office:value="574">
            <text:p>574</text:p>
          </table:table-cell>
          <table:table-cell table:style-name="ce24" table:number-columns-repeated="3"/>
          <table:table-cell table:style-name="ce30" table:formula="of:=[.D32]/[.$J$1]" office:value-type="float" office:value="14350">
            <text:p>14350,00</text:p>
          </table:table-cell>
          <table:table-cell table:style-name="ce30" table:formula="of:=[.E32]/[.$J$1]" office:value-type="float" office:value="2.87">
            <text:p>2,87</text:p>
          </table:table-cell>
        </table:table-row>
        <table:table-row table:style-name="ro1" table:number-rows-repeated="1048543">
          <table:table-cell table:number-columns-repeated="10"/>
        </table:table-row>
        <table:table-row table:style-name="ro1">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9">09/03/2018</text:date>, <text:time>12.58.17</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lessandro </dc:creator>
    <meta:creation-date>2009-04-16T11:32:48Z</meta:creation-date>
    <dc:date>2018-03-09T12:58:17.08</dc:date>
    <meta:editing-cycles>87</meta:editing-cycles>
    <meta:editing-duration>PT2H20M23S</meta:editing-duration>
    <meta:document-statistic meta:table-count="6" meta:cell-count="757" meta:object-count="0"/>
    <meta:user-defined meta:name="Info 1"/>
    <meta:user-defined meta:name="Info 2"/>
    <meta:user-defined meta:name="Info 3"/>
    <meta:user-defined meta:name="Info 4"/>
  </office:meta>
</office:document-meta>
</file>